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ource 1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2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ource 3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VERAGED</text:p>
          </table:table-cell>
          <table:covered-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4" office:value-type="string" calcext:value-type="string">
            <text:p>U_ref</text:p>
          </table:table-cell>
          <table:table-cell table:style-name="ce5" office:value-type="float" office:value="9.6753" calcext:value-type="float">
            <text:p>9.6753</text:p>
          </table:table-cell>
        </table:table-row>
        <table:table-row table:style-name="ro1">
          <table:table-cell office:value-type="float" office:value="9.0606" calcext:value-type="float">
            <text:p>9.0606</text:p>
          </table:table-cell>
          <table:table-cell table:formula="of:=[.A3]/[.$J$2]" office:value-type="float" office:value="0.936467086291898" calcext:value-type="float">
            <text:p>0.936467086291898</text:p>
          </table:table-cell>
          <table:table-cell office:value-type="float" office:value="9.0355" calcext:value-type="float">
            <text:p>9.0355</text:p>
          </table:table-cell>
          <table:table-cell table:formula="of:=[.C3]/[.$J$2]" office:value-type="float" office:value="0.933872851487809" calcext:value-type="float">
            <text:p>0.933872851487809</text:p>
          </table:table-cell>
          <table:table-cell office:value-type="float" office:value="9.0917" calcext:value-type="float">
            <text:p>9.0917</text:p>
          </table:table-cell>
          <table:table-cell table:formula="of:=[.E3]/[.$J$2]" office:value-type="float" office:value="0.939681456905729" calcext:value-type="float">
            <text:p>0.939681456905729</text:p>
          </table:table-cell>
          <table:table-cell table:formula="of:=AVERAGE([.A3];[.C3];[.E3])" office:value-type="float" office:value="9.0626" calcext:value-type="float">
            <text:p>9.0626</text:p>
          </table:table-cell>
          <table:table-cell table:formula="of:=AVERAGE([.B3];[.D3];[.F3])" office:value-type="float" office:value="0.936673798228479" calcext:value-type="float">
            <text:p>0.936673798228479</text:p>
          </table:table-cell>
          <table:table-cell table:number-columns-repeated="2"/>
        </table:table-row>
        <table:table-row table:style-name="ro1">
          <table:table-cell office:value-type="float" office:value="9.0604" calcext:value-type="float">
            <text:p>9.0604</text:p>
          </table:table-cell>
          <table:table-cell table:formula="of:=[.A4]/[.$J$2]" office:value-type="float" office:value="0.93644641509824" calcext:value-type="float">
            <text:p>0.93644641509824</text:p>
          </table:table-cell>
          <table:table-cell office:value-type="float" office:value="9.0353" calcext:value-type="float">
            <text:p>9.0353</text:p>
          </table:table-cell>
          <table:table-cell table:formula="of:=[.C4]/[.$J$2]" office:value-type="float" office:value="0.933852180294151" calcext:value-type="float">
            <text:p>0.933852180294151</text:p>
          </table:table-cell>
          <table:table-cell office:value-type="float" office:value="9.0915" calcext:value-type="float">
            <text:p>9.0915</text:p>
          </table:table-cell>
          <table:table-cell table:formula="of:=[.E4]/[.$J$2]" office:value-type="float" office:value="0.939660785712071" calcext:value-type="float">
            <text:p>0.939660785712071</text:p>
          </table:table-cell>
          <table:table-cell table:formula="of:=AVERAGE([.A4];[.C4];[.E4])" office:value-type="float" office:value="9.0624" calcext:value-type="float">
            <text:p>9.0624</text:p>
          </table:table-cell>
          <table:table-cell table:formula="of:=AVERAGE([.B4];[.D4];[.F4])" office:value-type="float" office:value="0.936653127034821" calcext:value-type="float">
            <text:p>0.936653127034821</text:p>
          </table:table-cell>
          <table:table-cell table:number-columns-repeated="2"/>
        </table:table-row>
        <table:table-row table:style-name="ro1">
          <table:table-cell office:value-type="float" office:value="9.0602" calcext:value-type="float">
            <text:p>9.0602</text:p>
          </table:table-cell>
          <table:table-cell table:formula="of:=[.A5]/[.$J$2]" office:value-type="float" office:value="0.936425743904582" calcext:value-type="float">
            <text:p>0.936425743904582</text:p>
          </table:table-cell>
          <table:table-cell office:value-type="float" office:value="9.0351" calcext:value-type="float">
            <text:p>9.0351</text:p>
          </table:table-cell>
          <table:table-cell table:formula="of:=[.C5]/[.$J$2]" office:value-type="float" office:value="0.933831509100493" calcext:value-type="float">
            <text:p>0.933831509100493</text:p>
          </table:table-cell>
          <table:table-cell office:value-type="float" office:value="9.0913" calcext:value-type="float">
            <text:p>9.0913</text:p>
          </table:table-cell>
          <table:table-cell table:formula="of:=[.E5]/[.$J$2]" office:value-type="float" office:value="0.939640114518413" calcext:value-type="float">
            <text:p>0.939640114518413</text:p>
          </table:table-cell>
          <table:table-cell table:formula="of:=AVERAGE([.A5];[.C5];[.E5])" office:value-type="float" office:value="9.0622" calcext:value-type="float">
            <text:p>9.0622</text:p>
          </table:table-cell>
          <table:table-cell table:formula="of:=AVERAGE([.B5];[.D5];[.F5])" office:value-type="float" office:value="0.936632455841163" calcext:value-type="float">
            <text:p>0.936632455841163</text:p>
          </table:table-cell>
          <table:table-cell table:number-columns-repeated="2"/>
        </table:table-row>
        <table:table-row table:style-name="ro1">
          <table:table-cell office:value-type="float" office:value="9.0606" calcext:value-type="float">
            <text:p>9.0606</text:p>
          </table:table-cell>
          <table:table-cell table:formula="of:=[.A6]/[.$J$2]" office:value-type="float" office:value="0.936467086291898" calcext:value-type="float">
            <text:p>0.936467086291898</text:p>
          </table:table-cell>
          <table:table-cell office:value-type="float" office:value="9.0355" calcext:value-type="float">
            <text:p>9.0355</text:p>
          </table:table-cell>
          <table:table-cell table:formula="of:=[.C6]/[.$J$2]" office:value-type="float" office:value="0.933872851487809" calcext:value-type="float">
            <text:p>0.933872851487809</text:p>
          </table:table-cell>
          <table:table-cell office:value-type="float" office:value="9.0917" calcext:value-type="float">
            <text:p>9.0917</text:p>
          </table:table-cell>
          <table:table-cell table:formula="of:=[.E6]/[.$J$2]" office:value-type="float" office:value="0.939681456905729" calcext:value-type="float">
            <text:p>0.939681456905729</text:p>
          </table:table-cell>
          <table:table-cell table:formula="of:=AVERAGE([.A6];[.C6];[.E6])" office:value-type="float" office:value="9.0626" calcext:value-type="float">
            <text:p>9.0626</text:p>
          </table:table-cell>
          <table:table-cell table:formula="of:=AVERAGE([.B6];[.D6];[.F6])" office:value-type="float" office:value="0.936673798228479" calcext:value-type="float">
            <text:p>0.936673798228479</text:p>
          </table:table-cell>
          <table:table-cell table:number-columns-repeated="2"/>
        </table:table-row>
        <table:table-row table:style-name="ro1">
          <table:table-cell office:value-type="float" office:value="9.0616" calcext:value-type="float">
            <text:p>9.0616</text:p>
          </table:table-cell>
          <table:table-cell table:formula="of:=[.A7]/[.$J$2]" office:value-type="float" office:value="0.936570442260188" calcext:value-type="float">
            <text:p>0.936570442260188</text:p>
          </table:table-cell>
          <table:table-cell office:value-type="float" office:value="9.0365" calcext:value-type="float">
            <text:p>9.0365</text:p>
          </table:table-cell>
          <table:table-cell table:formula="of:=[.C7]/[.$J$2]" office:value-type="float" office:value="0.933976207456099" calcext:value-type="float">
            <text:p>0.933976207456099</text:p>
          </table:table-cell>
          <table:table-cell office:value-type="float" office:value="9.0926" calcext:value-type="float">
            <text:p>9.0926</text:p>
          </table:table-cell>
          <table:table-cell table:formula="of:=[.E7]/[.$J$2]" office:value-type="float" office:value="0.93977447727719" calcext:value-type="float">
            <text:p>0.93977447727719</text:p>
          </table:table-cell>
          <table:table-cell table:formula="of:=AVERAGE([.A7];[.C7];[.E7])" office:value-type="float" office:value="9.06356666666667" calcext:value-type="float">
            <text:p>9.06356666666667</text:p>
          </table:table-cell>
          <table:table-cell table:formula="of:=AVERAGE([.B7];[.D7];[.F7])" office:value-type="float" office:value="0.936773708997826" calcext:value-type="float">
            <text:p>0.936773708997826</text:p>
          </table:table-cell>
          <table:table-cell table:number-columns-repeated="2"/>
        </table:table-row>
        <table:table-row table:style-name="ro1">
          <table:table-cell office:value-type="float" office:value="9.0625" calcext:value-type="float">
            <text:p>9.0625</text:p>
          </table:table-cell>
          <table:table-cell table:formula="of:=[.A8]/[.$J$2]" office:value-type="float" office:value="0.93666346263165" calcext:value-type="float">
            <text:p>0.93666346263165</text:p>
          </table:table-cell>
          <table:table-cell office:value-type="float" office:value="9.0374" calcext:value-type="float">
            <text:p>9.0374</text:p>
          </table:table-cell>
          <table:table-cell table:formula="of:=[.C8]/[.$J$2]" office:value-type="float" office:value="0.934069227827561" calcext:value-type="float">
            <text:p>0.934069227827561</text:p>
          </table:table-cell>
          <table:table-cell office:value-type="float" office:value="9.0936" calcext:value-type="float">
            <text:p>9.0936</text:p>
          </table:table-cell>
          <table:table-cell table:formula="of:=[.E8]/[.$J$2]" office:value-type="float" office:value="0.939877833245481" calcext:value-type="float">
            <text:p>0.939877833245481</text:p>
          </table:table-cell>
          <table:table-cell table:formula="of:=AVERAGE([.A8];[.C8];[.E8])" office:value-type="float" office:value="9.0645" calcext:value-type="float">
            <text:p>9.0645</text:p>
          </table:table-cell>
          <table:table-cell table:formula="of:=AVERAGE([.B8];[.D8];[.F8])" office:value-type="float" office:value="0.93687017456823" calcext:value-type="float">
            <text:p>0.93687017456823</text:p>
          </table:table-cell>
          <table:table-cell table:number-columns-repeated="2"/>
        </table:table-row>
        <table:table-row table:style-name="ro1">
          <table:table-cell office:value-type="float" office:value="9.0635" calcext:value-type="float">
            <text:p>9.0635</text:p>
          </table:table-cell>
          <table:table-cell table:formula="of:=[.A9]/[.$J$2]" office:value-type="float" office:value="0.93676681859994" calcext:value-type="float">
            <text:p>0.93676681859994</text:p>
          </table:table-cell>
          <table:table-cell office:value-type="float" office:value="9.0384" calcext:value-type="float">
            <text:p>9.0384</text:p>
          </table:table-cell>
          <table:table-cell table:formula="of:=[.C9]/[.$J$2]" office:value-type="float" office:value="0.934172583795851" calcext:value-type="float">
            <text:p>0.934172583795851</text:p>
          </table:table-cell>
          <table:table-cell office:value-type="float" office:value="9.0946" calcext:value-type="float">
            <text:p>9.0946</text:p>
          </table:table-cell>
          <table:table-cell table:formula="of:=[.E9]/[.$J$2]" office:value-type="float" office:value="0.939981189213771" calcext:value-type="float">
            <text:p>0.939981189213771</text:p>
          </table:table-cell>
          <table:table-cell table:formula="of:=AVERAGE([.A9];[.C9];[.E9])" office:value-type="float" office:value="9.0655" calcext:value-type="float">
            <text:p>9.0655</text:p>
          </table:table-cell>
          <table:table-cell table:formula="of:=AVERAGE([.B9];[.D9];[.F9])" office:value-type="float" office:value="0.936973530536521" calcext:value-type="float">
            <text:p>0.936973530536521</text:p>
          </table:table-cell>
          <table:table-cell table:number-columns-repeated="2"/>
        </table:table-row>
        <table:table-row table:style-name="ro1">
          <table:table-cell office:value-type="float" office:value="9.0645" calcext:value-type="float">
            <text:p>9.0645</text:p>
          </table:table-cell>
          <table:table-cell table:formula="of:=[.A10]/[.$J$2]" office:value-type="float" office:value="0.936870174568231" calcext:value-type="float">
            <text:p>0.936870174568231</text:p>
          </table:table-cell>
          <table:table-cell office:value-type="float" office:value="9.0394" calcext:value-type="float">
            <text:p>9.0394</text:p>
          </table:table-cell>
          <table:table-cell table:formula="of:=[.C10]/[.$J$2]" office:value-type="float" office:value="0.934275939764142" calcext:value-type="float">
            <text:p>0.934275939764142</text:p>
          </table:table-cell>
          <table:table-cell office:value-type="float" office:value="9.0956" calcext:value-type="float">
            <text:p>9.0956</text:p>
          </table:table-cell>
          <table:table-cell table:formula="of:=[.E10]/[.$J$2]" office:value-type="float" office:value="0.940084545182061" calcext:value-type="float">
            <text:p>0.940084545182061</text:p>
          </table:table-cell>
          <table:table-cell table:formula="of:=AVERAGE([.A10];[.C10];[.E10])" office:value-type="float" office:value="9.0665" calcext:value-type="float">
            <text:p>9.0665</text:p>
          </table:table-cell>
          <table:table-cell table:formula="of:=AVERAGE([.B10];[.D10];[.F10])" office:value-type="float" office:value="0.937076886504811" calcext:value-type="float">
            <text:p>0.937076886504811</text:p>
          </table:table-cell>
          <table:table-cell table:number-columns-repeated="2"/>
        </table:table-row>
        <table:table-row table:style-name="ro1">
          <table:table-cell office:value-type="float" office:value="9.0655" calcext:value-type="float">
            <text:p>9.0655</text:p>
          </table:table-cell>
          <table:table-cell table:formula="of:=[.A11]/[.$J$2]" office:value-type="float" office:value="0.936973530536521" calcext:value-type="float">
            <text:p>0.936973530536521</text:p>
          </table:table-cell>
          <table:table-cell office:value-type="float" office:value="9.0403" calcext:value-type="float">
            <text:p>9.0403</text:p>
          </table:table-cell>
          <table:table-cell table:formula="of:=[.C11]/[.$J$2]" office:value-type="float" office:value="0.934368960135603" calcext:value-type="float">
            <text:p>0.934368960135603</text:p>
          </table:table-cell>
          <table:table-cell office:value-type="float" office:value="9.0965" calcext:value-type="float">
            <text:p>9.0965</text:p>
          </table:table-cell>
          <table:table-cell table:formula="of:=[.E11]/[.$J$2]" office:value-type="float" office:value="0.940177565553523" calcext:value-type="float">
            <text:p>0.940177565553523</text:p>
          </table:table-cell>
          <table:table-cell table:formula="of:=AVERAGE([.A11];[.C11];[.E11])" office:value-type="float" office:value="9.06743333333333" calcext:value-type="float">
            <text:p>9.06743333333333</text:p>
          </table:table-cell>
          <table:table-cell table:formula="of:=AVERAGE([.B11];[.D11];[.F11])" office:value-type="float" office:value="0.937173352075216" calcext:value-type="float">
            <text:p>0.937173352075216</text:p>
          </table:table-cell>
          <table:table-cell table:number-columns-repeated="2"/>
        </table:table-row>
        <table:table-row table:style-name="ro1">
          <table:table-cell office:value-type="float" office:value="9.0664" calcext:value-type="float">
            <text:p>9.0664</text:p>
          </table:table-cell>
          <table:table-cell table:formula="of:=[.A12]/[.$J$2]" office:value-type="float" office:value="0.937066550907982" calcext:value-type="float">
            <text:p>0.937066550907982</text:p>
          </table:table-cell>
          <table:table-cell office:value-type="float" office:value="9.0413" calcext:value-type="float">
            <text:p>9.0413</text:p>
          </table:table-cell>
          <table:table-cell table:formula="of:=[.C12]/[.$J$2]" office:value-type="float" office:value="0.934472316103893" calcext:value-type="float">
            <text:p>0.934472316103893</text:p>
          </table:table-cell>
          <table:table-cell office:value-type="float" office:value="9.0975" calcext:value-type="float">
            <text:p>9.0975</text:p>
          </table:table-cell>
          <table:table-cell table:formula="of:=[.E12]/[.$J$2]" office:value-type="float" office:value="0.940280921521813" calcext:value-type="float">
            <text:p>0.940280921521813</text:p>
          </table:table-cell>
          <table:table-cell table:formula="of:=AVERAGE([.A12];[.C12];[.E12])" office:value-type="float" office:value="9.0684" calcext:value-type="float">
            <text:p>9.0684</text:p>
          </table:table-cell>
          <table:table-cell table:formula="of:=AVERAGE([.B12];[.D12];[.F12])" office:value-type="float" office:value="0.937273262844563" calcext:value-type="float">
            <text:p>0.937273262844563</text:p>
          </table:table-cell>
          <table:table-cell table:number-columns-repeated="2"/>
        </table:table-row>
        <table:table-row table:style-name="ro1">
          <table:table-cell office:value-type="float" office:value="9.0676" calcext:value-type="float">
            <text:p>9.0676</text:p>
          </table:table-cell>
          <table:table-cell table:formula="of:=[.A13]/[.$J$2]" office:value-type="float" office:value="0.937190578069931" calcext:value-type="float">
            <text:p>0.937190578069931</text:p>
          </table:table-cell>
          <table:table-cell office:value-type="float" office:value="9.0424" calcext:value-type="float">
            <text:p>9.0424</text:p>
          </table:table-cell>
          <table:table-cell table:formula="of:=[.C13]/[.$J$2]" office:value-type="float" office:value="0.934586007669013" calcext:value-type="float">
            <text:p>0.934586007669013</text:p>
          </table:table-cell>
          <table:table-cell office:value-type="float" office:value="9.0987" calcext:value-type="float">
            <text:p>9.0987</text:p>
          </table:table-cell>
          <table:table-cell table:formula="of:=[.E13]/[.$J$2]" office:value-type="float" office:value="0.940404948683762" calcext:value-type="float">
            <text:p>0.940404948683762</text:p>
          </table:table-cell>
          <table:table-cell table:formula="of:=AVERAGE([.A13];[.C13];[.E13])" office:value-type="float" office:value="9.06956666666667" calcext:value-type="float">
            <text:p>9.06956666666667</text:p>
          </table:table-cell>
          <table:table-cell table:formula="of:=AVERAGE([.B13];[.D13];[.F13])" office:value-type="float" office:value="0.937393844807568" calcext:value-type="float">
            <text:p>0.937393844807568</text:p>
          </table:table-cell>
          <table:table-cell table:number-columns-repeated="2"/>
        </table:table-row>
        <table:table-row table:style-name="ro1">
          <table:table-cell office:value-type="float" office:value="9.0697" calcext:value-type="float">
            <text:p>9.0697</text:p>
          </table:table-cell>
          <table:table-cell table:formula="of:=[.A14]/[.$J$2]" office:value-type="float" office:value="0.93740762560334" calcext:value-type="float">
            <text:p>0.93740762560334</text:p>
          </table:table-cell>
          <table:table-cell office:value-type="float" office:value="9.0446" calcext:value-type="float">
            <text:p>9.0446</text:p>
          </table:table-cell>
          <table:table-cell table:formula="of:=[.C14]/[.$J$2]" office:value-type="float" office:value="0.934813390799252" calcext:value-type="float">
            <text:p>0.934813390799252</text:p>
          </table:table-cell>
          <table:table-cell office:value-type="float" office:value="9.1008" calcext:value-type="float">
            <text:p>9.1008</text:p>
          </table:table-cell>
          <table:table-cell table:formula="of:=[.E14]/[.$J$2]" office:value-type="float" office:value="0.940621996217172" calcext:value-type="float">
            <text:p>0.940621996217172</text:p>
          </table:table-cell>
          <table:table-cell table:formula="of:=AVERAGE([.A14];[.C14];[.E14])" office:value-type="float" office:value="9.0717" calcext:value-type="float">
            <text:p>9.0717</text:p>
          </table:table-cell>
          <table:table-cell table:formula="of:=AVERAGE([.B14];[.D14];[.F14])" office:value-type="float" office:value="0.937614337539921" calcext:value-type="float">
            <text:p>0.937614337539921</text:p>
          </table:table-cell>
          <table:table-cell table:number-columns-repeated="2"/>
        </table:table-row>
        <table:table-row table:style-name="ro1">
          <table:table-cell office:value-type="float" office:value="9.0719" calcext:value-type="float">
            <text:p>9.0719</text:p>
          </table:table-cell>
          <table:table-cell table:formula="of:=[.A15]/[.$J$2]" office:value-type="float" office:value="0.937635008733579" calcext:value-type="float">
            <text:p>0.937635008733579</text:p>
          </table:table-cell>
          <table:table-cell office:value-type="float" office:value="9.0467" calcext:value-type="float">
            <text:p>9.0467</text:p>
          </table:table-cell>
          <table:table-cell table:formula="of:=[.C15]/[.$J$2]" office:value-type="float" office:value="0.935030438332661" calcext:value-type="float">
            <text:p>0.935030438332661</text:p>
          </table:table-cell>
          <table:table-cell office:value-type="float" office:value="9.103" calcext:value-type="float">
            <text:p>9.103</text:p>
          </table:table-cell>
          <table:table-cell table:formula="of:=[.E15]/[.$J$2]" office:value-type="float" office:value="0.94084937934741" calcext:value-type="float">
            <text:p>0.94084937934741</text:p>
          </table:table-cell>
          <table:table-cell table:formula="of:=AVERAGE([.A15];[.C15];[.E15])" office:value-type="float" office:value="9.07386666666667" calcext:value-type="float">
            <text:p>9.07386666666667</text:p>
          </table:table-cell>
          <table:table-cell table:formula="of:=AVERAGE([.B15];[.D15];[.F15])" office:value-type="float" office:value="0.937838275471217" calcext:value-type="float">
            <text:p>0.937838275471217</text:p>
          </table:table-cell>
          <table:table-cell table:number-columns-repeated="2"/>
        </table:table-row>
        <table:table-row table:style-name="ro1">
          <table:table-cell office:value-type="float" office:value="9.0741" calcext:value-type="float">
            <text:p>9.0741</text:p>
          </table:table-cell>
          <table:table-cell table:formula="of:=[.A16]/[.$J$2]" office:value-type="float" office:value="0.937862391863818" calcext:value-type="float">
            <text:p>0.937862391863818</text:p>
          </table:table-cell>
          <table:table-cell office:value-type="float" office:value="9.0489" calcext:value-type="float">
            <text:p>9.0489</text:p>
          </table:table-cell>
          <table:table-cell table:formula="of:=[.C16]/[.$J$2]" office:value-type="float" office:value="0.9352578214629" calcext:value-type="float">
            <text:p>0.9352578214629</text:p>
          </table:table-cell>
          <table:table-cell office:value-type="float" office:value="9.1052" calcext:value-type="float">
            <text:p>9.1052</text:p>
          </table:table-cell>
          <table:table-cell table:formula="of:=[.E16]/[.$J$2]" office:value-type="float" office:value="0.941076762477649" calcext:value-type="float">
            <text:p>0.941076762477649</text:p>
          </table:table-cell>
          <table:table-cell table:formula="of:=AVERAGE([.A16];[.C16];[.E16])" office:value-type="float" office:value="9.07606666666667" calcext:value-type="float">
            <text:p>9.07606666666667</text:p>
          </table:table-cell>
          <table:table-cell table:formula="of:=AVERAGE([.B16];[.D16];[.F16])" office:value-type="float" office:value="0.938065658601456" calcext:value-type="float">
            <text:p>0.938065658601456</text:p>
          </table:table-cell>
          <table:table-cell table:number-columns-repeated="2"/>
        </table:table-row>
        <table:table-row table:style-name="ro1">
          <table:table-cell office:value-type="float" office:value="9.0762" calcext:value-type="float">
            <text:p>9.0762</text:p>
          </table:table-cell>
          <table:table-cell table:formula="of:=[.A17]/[.$J$2]" office:value-type="float" office:value="0.938079439397228" calcext:value-type="float">
            <text:p>0.938079439397228</text:p>
          </table:table-cell>
          <table:table-cell office:value-type="float" office:value="9.051" calcext:value-type="float">
            <text:p>9.051</text:p>
          </table:table-cell>
          <table:table-cell table:formula="of:=[.C17]/[.$J$2]" office:value-type="float" office:value="0.93547486899631" calcext:value-type="float">
            <text:p>0.93547486899631</text:p>
          </table:table-cell>
          <table:table-cell office:value-type="float" office:value="9.1073" calcext:value-type="float">
            <text:p>9.1073</text:p>
          </table:table-cell>
          <table:table-cell table:formula="of:=[.E17]/[.$J$2]" office:value-type="float" office:value="0.941293810011059" calcext:value-type="float">
            <text:p>0.941293810011059</text:p>
          </table:table-cell>
          <table:table-cell table:formula="of:=AVERAGE([.A17];[.C17];[.E17])" office:value-type="float" office:value="9.07816666666667" calcext:value-type="float">
            <text:p>9.07816666666667</text:p>
          </table:table-cell>
          <table:table-cell table:formula="of:=AVERAGE([.B17];[.D17];[.F17])" office:value-type="float" office:value="0.938282706134866" calcext:value-type="float">
            <text:p>0.938282706134866</text:p>
          </table:table-cell>
          <table:table-cell table:number-columns-repeated="2"/>
        </table:table-row>
        <table:table-row table:style-name="ro1">
          <table:table-cell office:value-type="float" office:value="9.0784" calcext:value-type="float">
            <text:p>9.0784</text:p>
          </table:table-cell>
          <table:table-cell table:formula="of:=[.A18]/[.$J$2]" office:value-type="float" office:value="0.938306822527467" calcext:value-type="float">
            <text:p>0.938306822527467</text:p>
          </table:table-cell>
          <table:table-cell office:value-type="float" office:value="9.0532" calcext:value-type="float">
            <text:p>9.0532</text:p>
          </table:table-cell>
          <table:table-cell table:formula="of:=[.C18]/[.$J$2]" office:value-type="float" office:value="0.935702252126549" calcext:value-type="float">
            <text:p>0.935702252126549</text:p>
          </table:table-cell>
          <table:table-cell office:value-type="float" office:value="9.1095" calcext:value-type="float">
            <text:p>9.1095</text:p>
          </table:table-cell>
          <table:table-cell table:formula="of:=[.E18]/[.$J$2]" office:value-type="float" office:value="0.941521193141298" calcext:value-type="float">
            <text:p>0.941521193141298</text:p>
          </table:table-cell>
          <table:table-cell table:formula="of:=AVERAGE([.A18];[.C18];[.E18])" office:value-type="float" office:value="9.08036666666667" calcext:value-type="float">
            <text:p>9.08036666666667</text:p>
          </table:table-cell>
          <table:table-cell table:formula="of:=AVERAGE([.B18];[.D18];[.F18])" office:value-type="float" office:value="0.938510089265105" calcext:value-type="float">
            <text:p>0.938510089265105</text:p>
          </table:table-cell>
          <table:table-cell table:number-columns-repeated="2"/>
        </table:table-row>
        <table:table-row table:style-name="ro1">
          <table:table-cell office:value-type="float" office:value="9.0806" calcext:value-type="float">
            <text:p>9.0806</text:p>
          </table:table-cell>
          <table:table-cell table:formula="of:=[.A19]/[.$J$2]" office:value-type="float" office:value="0.938534205657706" calcext:value-type="float">
            <text:p>0.938534205657706</text:p>
          </table:table-cell>
          <table:table-cell office:value-type="float" office:value="9.0553" calcext:value-type="float">
            <text:p>9.0553</text:p>
          </table:table-cell>
          <table:table-cell table:formula="of:=[.C19]/[.$J$2]" office:value-type="float" office:value="0.935919299659959" calcext:value-type="float">
            <text:p>0.935919299659959</text:p>
          </table:table-cell>
          <table:table-cell office:value-type="float" office:value="9.1117" calcext:value-type="float">
            <text:p>9.1117</text:p>
          </table:table-cell>
          <table:table-cell table:formula="of:=[.E19]/[.$J$2]" office:value-type="float" office:value="0.941748576271537" calcext:value-type="float">
            <text:p>0.941748576271537</text:p>
          </table:table-cell>
          <table:table-cell table:formula="of:=AVERAGE([.A19];[.C19];[.E19])" office:value-type="float" office:value="9.08253333333333" calcext:value-type="float">
            <text:p>9.08253333333333</text:p>
          </table:table-cell>
          <table:table-cell table:formula="of:=AVERAGE([.B19];[.D19];[.F19])" office:value-type="float" office:value="0.9387340271964" calcext:value-type="float">
            <text:p>0.9387340271964</text:p>
          </table:table-cell>
          <table:table-cell table:number-columns-repeated="2"/>
        </table:table-row>
        <table:table-row table:style-name="ro1">
          <table:table-cell office:value-type="float" office:value="9.0827" calcext:value-type="float">
            <text:p>9.0827</text:p>
          </table:table-cell>
          <table:table-cell table:formula="of:=[.A20]/[.$J$2]" office:value-type="float" office:value="0.938751253191116" calcext:value-type="float">
            <text:p>0.938751253191116</text:p>
          </table:table-cell>
          <table:table-cell office:value-type="float" office:value="9.0574" calcext:value-type="float">
            <text:p>9.0574</text:p>
          </table:table-cell>
          <table:table-cell table:formula="of:=[.C20]/[.$J$2]" office:value-type="float" office:value="0.936136347193369" calcext:value-type="float">
            <text:p>0.936136347193369</text:p>
          </table:table-cell>
          <table:table-cell office:value-type="float" office:value="9.1139" calcext:value-type="float">
            <text:p>9.1139</text:p>
          </table:table-cell>
          <table:table-cell table:formula="of:=[.E20]/[.$J$2]" office:value-type="float" office:value="0.941975959401776" calcext:value-type="float">
            <text:p>0.941975959401776</text:p>
          </table:table-cell>
          <table:table-cell table:formula="of:=AVERAGE([.A20];[.C20];[.E20])" office:value-type="float" office:value="9.08466666666667" calcext:value-type="float">
            <text:p>9.08466666666667</text:p>
          </table:table-cell>
          <table:table-cell table:formula="of:=AVERAGE([.B20];[.D20];[.F20])" office:value-type="float" office:value="0.938954519928753" calcext:value-type="float">
            <text:p>0.938954519928753</text:p>
          </table:table-cell>
          <table:table-cell table:number-columns-repeated="2"/>
        </table:table-row>
        <table:table-row table:style-name="ro1">
          <table:table-cell office:value-type="float" office:value="9.0859" calcext:value-type="float">
            <text:p>9.0859</text:p>
          </table:table-cell>
          <table:table-cell table:formula="of:=[.A21]/[.$J$2]" office:value-type="float" office:value="0.939081992289645" calcext:value-type="float">
            <text:p>0.939081992289645</text:p>
          </table:table-cell>
          <table:table-cell office:value-type="float" office:value="9.0606" calcext:value-type="float">
            <text:p>9.0606</text:p>
          </table:table-cell>
          <table:table-cell table:formula="of:=[.C21]/[.$J$2]" office:value-type="float" office:value="0.936467086291898" calcext:value-type="float">
            <text:p>0.936467086291898</text:p>
          </table:table-cell>
          <table:table-cell office:value-type="float" office:value="9.117" calcext:value-type="float">
            <text:p>9.117</text:p>
          </table:table-cell>
          <table:table-cell table:formula="of:=[.E21]/[.$J$2]" office:value-type="float" office:value="0.942296362903476" calcext:value-type="float">
            <text:p>0.942296362903476</text:p>
          </table:table-cell>
          <table:table-cell table:formula="of:=AVERAGE([.A21];[.C21];[.E21])" office:value-type="float" office:value="9.08783333333333" calcext:value-type="float">
            <text:p>9.08783333333333</text:p>
          </table:table-cell>
          <table:table-cell table:formula="of:=AVERAGE([.B21];[.D21];[.F21])" office:value-type="float" office:value="0.93928181382834" calcext:value-type="float">
            <text:p>0.93928181382834</text:p>
          </table:table-cell>
          <table:table-cell table:number-columns-repeated="2"/>
        </table:table-row>
        <table:table-row table:style-name="ro1">
          <table:table-cell office:value-type="float" office:value="9.0892" calcext:value-type="float">
            <text:p>9.0892</text:p>
          </table:table-cell>
          <table:table-cell table:formula="of:=[.A22]/[.$J$2]" office:value-type="float" office:value="0.939423066985003" calcext:value-type="float">
            <text:p>0.939423066985003</text:p>
          </table:table-cell>
          <table:table-cell office:value-type="float" office:value="9.0639" calcext:value-type="float">
            <text:p>9.0639</text:p>
          </table:table-cell>
          <table:table-cell table:formula="of:=[.C22]/[.$J$2]" office:value-type="float" office:value="0.936808160987256" calcext:value-type="float">
            <text:p>0.936808160987256</text:p>
          </table:table-cell>
          <table:table-cell office:value-type="float" office:value="9.1203" calcext:value-type="float">
            <text:p>9.1203</text:p>
          </table:table-cell>
          <table:table-cell table:formula="of:=[.E22]/[.$J$2]" office:value-type="float" office:value="0.942637437598834" calcext:value-type="float">
            <text:p>0.942637437598834</text:p>
          </table:table-cell>
          <table:table-cell table:formula="of:=AVERAGE([.A22];[.C22];[.E22])" office:value-type="float" office:value="9.09113333333333" calcext:value-type="float">
            <text:p>9.09113333333333</text:p>
          </table:table-cell>
          <table:table-cell table:formula="of:=AVERAGE([.B22];[.D22];[.F22])" office:value-type="float" office:value="0.939622888523698" calcext:value-type="float">
            <text:p>0.939622888523698</text:p>
          </table:table-cell>
          <table:table-cell table:number-columns-repeated="2"/>
        </table:table-row>
        <table:table-row table:style-name="ro1">
          <table:table-cell office:value-type="float" office:value="9.0926" calcext:value-type="float">
            <text:p>9.0926</text:p>
          </table:table-cell>
          <table:table-cell table:formula="of:=[.A23]/[.$J$2]" office:value-type="float" office:value="0.93977447727719" calcext:value-type="float">
            <text:p>0.93977447727719</text:p>
          </table:table-cell>
          <table:table-cell office:value-type="float" office:value="9.0673" calcext:value-type="float">
            <text:p>9.0673</text:p>
          </table:table-cell>
          <table:table-cell table:formula="of:=[.C23]/[.$J$2]" office:value-type="float" office:value="0.937159571279443" calcext:value-type="float">
            <text:p>0.937159571279443</text:p>
          </table:table-cell>
          <table:table-cell office:value-type="float" office:value="9.1237" calcext:value-type="float">
            <text:p>9.1237</text:p>
          </table:table-cell>
          <table:table-cell table:formula="of:=[.E23]/[.$J$2]" office:value-type="float" office:value="0.942988847891021" calcext:value-type="float">
            <text:p>0.942988847891021</text:p>
          </table:table-cell>
          <table:table-cell table:formula="of:=AVERAGE([.A23];[.C23];[.E23])" office:value-type="float" office:value="9.09453333333333" calcext:value-type="float">
            <text:p>9.09453333333333</text:p>
          </table:table-cell>
          <table:table-cell table:formula="of:=AVERAGE([.B23];[.D23];[.F23])" office:value-type="float" office:value="0.939974298815885" calcext:value-type="float">
            <text:p>0.939974298815885</text:p>
          </table:table-cell>
          <table:table-cell table:number-columns-repeated="2"/>
        </table:table-row>
        <table:table-row table:style-name="ro1">
          <table:table-cell office:value-type="float" office:value="9.096" calcext:value-type="float">
            <text:p>9.096</text:p>
          </table:table-cell>
          <table:table-cell table:formula="of:=[.A24]/[.$J$2]" office:value-type="float" office:value="0.940125887569378" calcext:value-type="float">
            <text:p>0.940125887569378</text:p>
          </table:table-cell>
          <table:table-cell office:value-type="float" office:value="9.0706" calcext:value-type="float">
            <text:p>9.0706</text:p>
          </table:table-cell>
          <table:table-cell table:formula="of:=[.C24]/[.$J$2]" office:value-type="float" office:value="0.937500645974802" calcext:value-type="float">
            <text:p>0.937500645974802</text:p>
          </table:table-cell>
          <table:table-cell office:value-type="float" office:value="9.1271" calcext:value-type="float">
            <text:p>9.1271</text:p>
          </table:table-cell>
          <table:table-cell table:formula="of:=[.E24]/[.$J$2]" office:value-type="float" office:value="0.943340258183209" calcext:value-type="float">
            <text:p>0.943340258183209</text:p>
          </table:table-cell>
          <table:table-cell table:formula="of:=AVERAGE([.A24];[.C24];[.E24])" office:value-type="float" office:value="9.0979" calcext:value-type="float">
            <text:p>9.0979</text:p>
          </table:table-cell>
          <table:table-cell table:formula="of:=AVERAGE([.B24];[.D24];[.F24])" office:value-type="float" office:value="0.940322263909129" calcext:value-type="float">
            <text:p>0.940322263909129</text:p>
          </table:table-cell>
          <table:table-cell table:number-columns-repeated="2"/>
        </table:table-row>
        <table:table-row table:style-name="ro1">
          <table:table-cell office:value-type="float" office:value="9.0993" calcext:value-type="float">
            <text:p>9.0993</text:p>
          </table:table-cell>
          <table:table-cell table:formula="of:=[.A25]/[.$J$2]" office:value-type="float" office:value="0.940466962264736" calcext:value-type="float">
            <text:p>0.940466962264736</text:p>
          </table:table-cell>
          <table:table-cell office:value-type="float" office:value="9.074" calcext:value-type="float">
            <text:p>9.074</text:p>
          </table:table-cell>
          <table:table-cell table:formula="of:=[.C25]/[.$J$2]" office:value-type="float" office:value="0.937852056266989" calcext:value-type="float">
            <text:p>0.937852056266989</text:p>
          </table:table-cell>
          <table:table-cell office:value-type="float" office:value="9.1304" calcext:value-type="float">
            <text:p>9.1304</text:p>
          </table:table-cell>
          <table:table-cell table:formula="of:=[.E25]/[.$J$2]" office:value-type="float" office:value="0.943681332878567" calcext:value-type="float">
            <text:p>0.943681332878567</text:p>
          </table:table-cell>
          <table:table-cell table:formula="of:=AVERAGE([.A25];[.C25];[.E25])" office:value-type="float" office:value="9.10123333333333" calcext:value-type="float">
            <text:p>9.10123333333333</text:p>
          </table:table-cell>
          <table:table-cell table:formula="of:=AVERAGE([.B25];[.D25];[.F25])" office:value-type="float" office:value="0.940666783803431" calcext:value-type="float">
            <text:p>0.940666783803431</text:p>
          </table:table-cell>
          <table:table-cell table:number-columns-repeated="2"/>
        </table:table-row>
        <table:table-row table:style-name="ro1">
          <table:table-cell office:value-type="float" office:value="9.1027" calcext:value-type="float">
            <text:p>9.1027</text:p>
          </table:table-cell>
          <table:table-cell table:formula="of:=[.A26]/[.$J$2]" office:value-type="float" office:value="0.940818372556923" calcext:value-type="float">
            <text:p>0.940818372556923</text:p>
          </table:table-cell>
          <table:table-cell office:value-type="float" office:value="9.0773" calcext:value-type="float">
            <text:p>9.0773</text:p>
          </table:table-cell>
          <table:table-cell table:formula="of:=[.C26]/[.$J$2]" office:value-type="float" office:value="0.938193130962347" calcext:value-type="float">
            <text:p>0.938193130962347</text:p>
          </table:table-cell>
          <table:table-cell office:value-type="float" office:value="9.1338" calcext:value-type="float">
            <text:p>9.1338</text:p>
          </table:table-cell>
          <table:table-cell table:formula="of:=[.E26]/[.$J$2]" office:value-type="float" office:value="0.944032743170754" calcext:value-type="float">
            <text:p>0.944032743170754</text:p>
          </table:table-cell>
          <table:table-cell table:formula="of:=AVERAGE([.A26];[.C26];[.E26])" office:value-type="float" office:value="9.1046" calcext:value-type="float">
            <text:p>9.1046</text:p>
          </table:table-cell>
          <table:table-cell table:formula="of:=AVERAGE([.B26];[.D26];[.F26])" office:value-type="float" office:value="0.941014748896675" calcext:value-type="float">
            <text:p>0.941014748896675</text:p>
          </table:table-cell>
          <table:table-cell table:number-columns-repeated="2"/>
        </table:table-row>
        <table:table-row table:style-name="ro1">
          <table:table-cell office:value-type="float" office:value="9.106" calcext:value-type="float">
            <text:p>9.106</text:p>
          </table:table-cell>
          <table:table-cell table:formula="of:=[.A27]/[.$J$2]" office:value-type="float" office:value="0.941159447252282" calcext:value-type="float">
            <text:p>0.941159447252282</text:p>
          </table:table-cell>
          <table:table-cell office:value-type="float" office:value="9.0807" calcext:value-type="float">
            <text:p>9.0807</text:p>
          </table:table-cell>
          <table:table-cell table:formula="of:=[.C27]/[.$J$2]" office:value-type="float" office:value="0.938544541254535" calcext:value-type="float">
            <text:p>0.938544541254535</text:p>
          </table:table-cell>
          <table:table-cell office:value-type="float" office:value="9.1372" calcext:value-type="float">
            <text:p>9.1372</text:p>
          </table:table-cell>
          <table:table-cell table:formula="of:=[.E27]/[.$J$2]" office:value-type="float" office:value="0.944384153462942" calcext:value-type="float">
            <text:p>0.944384153462942</text:p>
          </table:table-cell>
          <table:table-cell table:formula="of:=AVERAGE([.A27];[.C27];[.E27])" office:value-type="float" office:value="9.10796666666667" calcext:value-type="float">
            <text:p>9.10796666666667</text:p>
          </table:table-cell>
          <table:table-cell table:formula="of:=AVERAGE([.B27];[.D27];[.F27])" office:value-type="float" office:value="0.941362713989919" calcext:value-type="float">
            <text:p>0.941362713989919</text:p>
          </table:table-cell>
          <table:table-cell table:number-columns-repeated="2"/>
        </table:table-row>
        <table:table-row table:style-name="ro1">
          <table:table-cell office:value-type="float" office:value="9.11" calcext:value-type="float">
            <text:p>9.11</text:p>
          </table:table-cell>
          <table:table-cell table:formula="of:=[.A28]/[.$J$2]" office:value-type="float" office:value="0.941572871125443" calcext:value-type="float">
            <text:p>0.941572871125443</text:p>
          </table:table-cell>
          <table:table-cell office:value-type="float" office:value="9.0846" calcext:value-type="float">
            <text:p>9.0846</text:p>
          </table:table-cell>
          <table:table-cell table:formula="of:=[.C28]/[.$J$2]" office:value-type="float" office:value="0.938947629530867" calcext:value-type="float">
            <text:p>0.938947629530867</text:p>
          </table:table-cell>
          <table:table-cell office:value-type="float" office:value="9.1411" calcext:value-type="float">
            <text:p>9.1411</text:p>
          </table:table-cell>
          <table:table-cell table:formula="of:=[.E28]/[.$J$2]" office:value-type="float" office:value="0.944787241739274" calcext:value-type="float">
            <text:p>0.944787241739274</text:p>
          </table:table-cell>
          <table:table-cell table:formula="of:=AVERAGE([.A28];[.C28];[.E28])" office:value-type="float" office:value="9.1119" calcext:value-type="float">
            <text:p>9.1119</text:p>
          </table:table-cell>
          <table:table-cell table:formula="of:=AVERAGE([.B28];[.D28];[.F28])" office:value-type="float" office:value="0.941769247465195" calcext:value-type="float">
            <text:p>0.941769247465195</text:p>
          </table:table-cell>
          <table:table-cell table:number-columns-repeated="2"/>
        </table:table-row>
        <table:table-row table:style-name="ro1">
          <table:table-cell office:value-type="float" office:value="9.1145" calcext:value-type="float">
            <text:p>9.1145</text:p>
          </table:table-cell>
          <table:table-cell table:formula="of:=[.A29]/[.$J$2]" office:value-type="float" office:value="0.94203797298275" calcext:value-type="float">
            <text:p>0.94203797298275</text:p>
          </table:table-cell>
          <table:table-cell office:value-type="float" office:value="9.0892" calcext:value-type="float">
            <text:p>9.0892</text:p>
          </table:table-cell>
          <table:table-cell table:formula="of:=[.C29]/[.$J$2]" office:value-type="float" office:value="0.939423066985003" calcext:value-type="float">
            <text:p>0.939423066985003</text:p>
          </table:table-cell>
          <table:table-cell office:value-type="float" office:value="9.1456" calcext:value-type="float">
            <text:p>9.1456</text:p>
          </table:table-cell>
          <table:table-cell table:formula="of:=[.E29]/[.$J$2]" office:value-type="float" office:value="0.945252343596581" calcext:value-type="float">
            <text:p>0.945252343596581</text:p>
          </table:table-cell>
          <table:table-cell table:formula="of:=AVERAGE([.A29];[.C29];[.E29])" office:value-type="float" office:value="9.11643333333333" calcext:value-type="float">
            <text:p>9.11643333333333</text:p>
          </table:table-cell>
          <table:table-cell table:formula="of:=AVERAGE([.B29];[.D29];[.F29])" office:value-type="float" office:value="0.942237794521445" calcext:value-type="float">
            <text:p>0.942237794521445</text:p>
          </table:table-cell>
          <table:table-cell table:number-columns-repeated="2"/>
        </table:table-row>
        <table:table-row table:style-name="ro1">
          <table:table-cell office:value-type="float" office:value="9.1191" calcext:value-type="float">
            <text:p>9.1191</text:p>
          </table:table-cell>
          <table:table-cell table:formula="of:=[.A30]/[.$J$2]" office:value-type="float" office:value="0.942513410436886" calcext:value-type="float">
            <text:p>0.942513410436886</text:p>
          </table:table-cell>
          <table:table-cell office:value-type="float" office:value="9.0938" calcext:value-type="float">
            <text:p>9.0938</text:p>
          </table:table-cell>
          <table:table-cell table:formula="of:=[.C30]/[.$J$2]" office:value-type="float" office:value="0.939898504439139" calcext:value-type="float">
            <text:p>0.939898504439139</text:p>
          </table:table-cell>
          <table:table-cell office:value-type="float" office:value="9.1501" calcext:value-type="float">
            <text:p>9.1501</text:p>
          </table:table-cell>
          <table:table-cell table:formula="of:=[.E30]/[.$J$2]" office:value-type="float" office:value="0.945717445453888" calcext:value-type="float">
            <text:p>0.945717445453888</text:p>
          </table:table-cell>
          <table:table-cell table:formula="of:=AVERAGE([.A30];[.C30];[.E30])" office:value-type="float" office:value="9.121" calcext:value-type="float">
            <text:p>9.121</text:p>
          </table:table-cell>
          <table:table-cell table:formula="of:=AVERAGE([.B30];[.D30];[.F30])" office:value-type="float" office:value="0.942709786776637" calcext:value-type="float">
            <text:p>0.942709786776637</text:p>
          </table:table-cell>
          <table:table-cell table:number-columns-repeated="2"/>
        </table:table-row>
        <table:table-row table:style-name="ro1">
          <table:table-cell office:value-type="float" office:value="9.1237" calcext:value-type="float">
            <text:p>9.1237</text:p>
          </table:table-cell>
          <table:table-cell table:formula="of:=[.A31]/[.$J$2]" office:value-type="float" office:value="0.942988847891021" calcext:value-type="float">
            <text:p>0.942988847891021</text:p>
          </table:table-cell>
          <table:table-cell office:value-type="float" office:value="9.0983" calcext:value-type="float">
            <text:p>9.0983</text:p>
          </table:table-cell>
          <table:table-cell table:formula="of:=[.C31]/[.$J$2]" office:value-type="float" office:value="0.940363606296446" calcext:value-type="float">
            <text:p>0.940363606296446</text:p>
          </table:table-cell>
          <table:table-cell office:value-type="float" office:value="9.1547" calcext:value-type="float">
            <text:p>9.1547</text:p>
          </table:table-cell>
          <table:table-cell table:formula="of:=[.E31]/[.$J$2]" office:value-type="float" office:value="0.946192882908023" calcext:value-type="float">
            <text:p>0.946192882908023</text:p>
          </table:table-cell>
          <table:table-cell table:formula="of:=AVERAGE([.A31];[.C31];[.E31])" office:value-type="float" office:value="9.12556666666667" calcext:value-type="float">
            <text:p>9.12556666666667</text:p>
          </table:table-cell>
          <table:table-cell table:formula="of:=AVERAGE([.B31];[.D31];[.F31])" office:value-type="float" office:value="0.94318177903183" calcext:value-type="float">
            <text:p>0.94318177903183</text:p>
          </table:table-cell>
          <table:table-cell table:number-columns-repeated="2"/>
        </table:table-row>
        <table:table-row table:style-name="ro1">
          <table:table-cell office:value-type="float" office:value="9.1282" calcext:value-type="float">
            <text:p>9.1282</text:p>
          </table:table-cell>
          <table:table-cell table:formula="of:=[.A32]/[.$J$2]" office:value-type="float" office:value="0.943453949748328" calcext:value-type="float">
            <text:p>0.943453949748328</text:p>
          </table:table-cell>
          <table:table-cell office:value-type="float" office:value="9.1029" calcext:value-type="float">
            <text:p>9.1029</text:p>
          </table:table-cell>
          <table:table-cell table:formula="of:=[.C32]/[.$J$2]" office:value-type="float" office:value="0.940839043750581" calcext:value-type="float">
            <text:p>0.940839043750581</text:p>
          </table:table-cell>
          <table:table-cell office:value-type="float" office:value="9.1592" calcext:value-type="float">
            <text:p>9.1592</text:p>
          </table:table-cell>
          <table:table-cell table:formula="of:=[.E32]/[.$J$2]" office:value-type="float" office:value="0.94665798476533" calcext:value-type="float">
            <text:p>0.94665798476533</text:p>
          </table:table-cell>
          <table:table-cell table:formula="of:=AVERAGE([.A32];[.C32];[.E32])" office:value-type="float" office:value="9.1301" calcext:value-type="float">
            <text:p>9.1301</text:p>
          </table:table-cell>
          <table:table-cell table:formula="of:=AVERAGE([.B32];[.D32];[.F32])" office:value-type="float" office:value="0.94365032608808" calcext:value-type="float">
            <text:p>0.94365032608808</text:p>
          </table:table-cell>
          <table:table-cell table:number-columns-repeated="2"/>
        </table:table-row>
        <table:table-row table:style-name="ro1">
          <table:table-cell office:value-type="float" office:value="9.1328" calcext:value-type="float">
            <text:p>9.1328</text:p>
          </table:table-cell>
          <table:table-cell table:formula="of:=[.A33]/[.$J$2]" office:value-type="float" office:value="0.943929387202464" calcext:value-type="float">
            <text:p>0.943929387202464</text:p>
          </table:table-cell>
          <table:table-cell office:value-type="float" office:value="9.1075" calcext:value-type="float">
            <text:p>9.1075</text:p>
          </table:table-cell>
          <table:table-cell table:formula="of:=[.C33]/[.$J$2]" office:value-type="float" office:value="0.941314481204717" calcext:value-type="float">
            <text:p>0.941314481204717</text:p>
          </table:table-cell>
          <table:table-cell office:value-type="float" office:value="9.1638" calcext:value-type="float">
            <text:p>9.1638</text:p>
          </table:table-cell>
          <table:table-cell table:formula="of:=[.E33]/[.$J$2]" office:value-type="float" office:value="0.947133422219466" calcext:value-type="float">
            <text:p>0.947133422219466</text:p>
          </table:table-cell>
          <table:table-cell table:formula="of:=AVERAGE([.A33];[.C33];[.E33])" office:value-type="float" office:value="9.1347" calcext:value-type="float">
            <text:p>9.1347</text:p>
          </table:table-cell>
          <table:table-cell table:formula="of:=AVERAGE([.B33];[.D33];[.F33])" office:value-type="float" office:value="0.944125763542216" calcext:value-type="float">
            <text:p>0.944125763542216</text:p>
          </table:table-cell>
          <table:table-cell table:number-columns-repeated="2"/>
        </table:table-row>
        <table:table-row table:style-name="ro1">
          <table:table-cell office:value-type="float" office:value="9.1374" calcext:value-type="float">
            <text:p>9.1374</text:p>
          </table:table-cell>
          <table:table-cell table:formula="of:=[.A34]/[.$J$2]" office:value-type="float" office:value="0.9444048246566" calcext:value-type="float">
            <text:p>0.9444048246566</text:p>
          </table:table-cell>
          <table:table-cell office:value-type="float" office:value="9.112" calcext:value-type="float">
            <text:p>9.112</text:p>
          </table:table-cell>
          <table:table-cell table:formula="of:=[.C34]/[.$J$2]" office:value-type="float" office:value="0.941779583062024" calcext:value-type="float">
            <text:p>0.941779583062024</text:p>
          </table:table-cell>
          <table:table-cell office:value-type="float" office:value="9.1683" calcext:value-type="float">
            <text:p>9.1683</text:p>
          </table:table-cell>
          <table:table-cell table:formula="of:=[.E34]/[.$J$2]" office:value-type="float" office:value="0.947598524076773" calcext:value-type="float">
            <text:p>0.947598524076773</text:p>
          </table:table-cell>
          <table:table-cell table:formula="of:=AVERAGE([.A34];[.C34];[.E34])" office:value-type="float" office:value="9.13923333333334" calcext:value-type="float">
            <text:p>9.13923333333334</text:p>
          </table:table-cell>
          <table:table-cell table:formula="of:=AVERAGE([.B34];[.D34];[.F34])" office:value-type="float" office:value="0.944594310598466" calcext:value-type="float">
            <text:p>0.944594310598466</text:p>
          </table:table-cell>
          <table:table-cell table:number-columns-repeated="2"/>
        </table:table-row>
        <table:table-row table:style-name="ro1">
          <table:table-cell office:value-type="float" office:value="9.1421" calcext:value-type="float">
            <text:p>9.1421</text:p>
          </table:table-cell>
          <table:table-cell table:formula="of:=[.A35]/[.$J$2]" office:value-type="float" office:value="0.944890597707565" calcext:value-type="float">
            <text:p>0.944890597707565</text:p>
          </table:table-cell>
          <table:table-cell office:value-type="float" office:value="9.1168" calcext:value-type="float">
            <text:p>9.1168</text:p>
          </table:table-cell>
          <table:table-cell table:formula="of:=[.C35]/[.$J$2]" office:value-type="float" office:value="0.942275691709818" calcext:value-type="float">
            <text:p>0.942275691709818</text:p>
          </table:table-cell>
          <table:table-cell office:value-type="float" office:value="9.173" calcext:value-type="float">
            <text:p>9.173</text:p>
          </table:table-cell>
          <table:table-cell table:formula="of:=[.E35]/[.$J$2]" office:value-type="float" office:value="0.948084297127738" calcext:value-type="float">
            <text:p>0.948084297127738</text:p>
          </table:table-cell>
          <table:table-cell table:formula="of:=AVERAGE([.A35];[.C35];[.E35])" office:value-type="float" office:value="9.14396666666667" calcext:value-type="float">
            <text:p>9.14396666666667</text:p>
          </table:table-cell>
          <table:table-cell table:formula="of:=AVERAGE([.B35];[.D35];[.F35])" office:value-type="float" office:value="0.945083528848373" calcext:value-type="float">
            <text:p>0.945083528848373</text:p>
          </table:table-cell>
          <table:table-cell table:number-columns-repeated="2"/>
        </table:table-row>
        <table:table-row table:style-name="ro1">
          <table:table-cell office:value-type="float" office:value="9.1478" calcext:value-type="float">
            <text:p>9.1478</text:p>
          </table:table-cell>
          <table:table-cell table:formula="of:=[.A36]/[.$J$2]" office:value-type="float" office:value="0.94547972672682" calcext:value-type="float">
            <text:p>0.94547972672682</text:p>
          </table:table-cell>
          <table:table-cell office:value-type="float" office:value="9.1225" calcext:value-type="float">
            <text:p>9.1225</text:p>
          </table:table-cell>
          <table:table-cell table:formula="of:=[.C36]/[.$J$2]" office:value-type="float" office:value="0.942864820729073" calcext:value-type="float">
            <text:p>0.942864820729073</text:p>
          </table:table-cell>
          <table:table-cell office:value-type="float" office:value="9.1786" calcext:value-type="float">
            <text:p>9.1786</text:p>
          </table:table-cell>
          <table:table-cell table:formula="of:=[.E36]/[.$J$2]" office:value-type="float" office:value="0.948663090550164" calcext:value-type="float">
            <text:p>0.948663090550164</text:p>
          </table:table-cell>
          <table:table-cell table:formula="of:=AVERAGE([.A36];[.C36];[.E36])" office:value-type="float" office:value="9.14963333333333" calcext:value-type="float">
            <text:p>9.14963333333333</text:p>
          </table:table-cell>
          <table:table-cell table:formula="of:=AVERAGE([.B36];[.D36];[.F36])" office:value-type="float" office:value="0.945669212668686" calcext:value-type="float">
            <text:p>0.945669212668686</text:p>
          </table:table-cell>
          <table:table-cell table:number-columns-repeated="2"/>
        </table:table-row>
        <table:table-row table:style-name="ro1">
          <table:table-cell office:value-type="float" office:value="9.1536" calcext:value-type="float">
            <text:p>9.1536</text:p>
          </table:table-cell>
          <table:table-cell table:formula="of:=[.A37]/[.$J$2]" office:value-type="float" office:value="0.946079191342904" calcext:value-type="float">
            <text:p>0.946079191342904</text:p>
          </table:table-cell>
          <table:table-cell office:value-type="float" office:value="9.1283" calcext:value-type="float">
            <text:p>9.1283</text:p>
          </table:table-cell>
          <table:table-cell table:formula="of:=[.C37]/[.$J$2]" office:value-type="float" office:value="0.943464285345157" calcext:value-type="float">
            <text:p>0.943464285345157</text:p>
          </table:table-cell>
          <table:table-cell office:value-type="float" office:value="9.1843" calcext:value-type="float">
            <text:p>9.1843</text:p>
          </table:table-cell>
          <table:table-cell table:formula="of:=[.E37]/[.$J$2]" office:value-type="float" office:value="0.949252219569419" calcext:value-type="float">
            <text:p>0.949252219569419</text:p>
          </table:table-cell>
          <table:table-cell table:formula="of:=AVERAGE([.A37];[.C37];[.E37])" office:value-type="float" office:value="9.1554" calcext:value-type="float">
            <text:p>9.1554</text:p>
          </table:table-cell>
          <table:table-cell table:formula="of:=AVERAGE([.B37];[.D37];[.F37])" office:value-type="float" office:value="0.946265232085827" calcext:value-type="float">
            <text:p>0.946265232085827</text:p>
          </table:table-cell>
          <table:table-cell table:number-columns-repeated="2"/>
        </table:table-row>
        <table:table-row table:style-name="ro1">
          <table:table-cell office:value-type="float" office:value="9.1593" calcext:value-type="float">
            <text:p>9.1593</text:p>
          </table:table-cell>
          <table:table-cell table:formula="of:=[.A38]/[.$J$2]" office:value-type="float" office:value="0.946668320362159" calcext:value-type="float">
            <text:p>0.946668320362159</text:p>
          </table:table-cell>
          <table:table-cell office:value-type="float" office:value="9.1341" calcext:value-type="float">
            <text:p>9.1341</text:p>
          </table:table-cell>
          <table:table-cell table:formula="of:=[.C38]/[.$J$2]" office:value-type="float" office:value="0.944063749961241" calcext:value-type="float">
            <text:p>0.944063749961241</text:p>
          </table:table-cell>
          <table:table-cell office:value-type="float" office:value="9.19" calcext:value-type="float">
            <text:p>9.19</text:p>
          </table:table-cell>
          <table:table-cell table:formula="of:=[.E38]/[.$J$2]" office:value-type="float" office:value="0.949841348588674" calcext:value-type="float">
            <text:p>0.949841348588674</text:p>
          </table:table-cell>
          <table:table-cell table:formula="of:=AVERAGE([.A38];[.C38];[.E38])" office:value-type="float" office:value="9.16113333333333" calcext:value-type="float">
            <text:p>9.16113333333333</text:p>
          </table:table-cell>
          <table:table-cell table:formula="of:=AVERAGE([.B38];[.D38];[.F38])" office:value-type="float" office:value="0.946857806304025" calcext:value-type="float">
            <text:p>0.946857806304025</text:p>
          </table:table-cell>
          <table:table-cell table:number-columns-repeated="2"/>
        </table:table-row>
        <table:table-row table:style-name="ro1">
          <table:table-cell office:value-type="float" office:value="9.165" calcext:value-type="float">
            <text:p>9.165</text:p>
          </table:table-cell>
          <table:table-cell table:formula="of:=[.A39]/[.$J$2]" office:value-type="float" office:value="0.947257449381414" calcext:value-type="float">
            <text:p>0.947257449381414</text:p>
          </table:table-cell>
          <table:table-cell office:value-type="float" office:value="9.1398" calcext:value-type="float">
            <text:p>9.1398</text:p>
          </table:table-cell>
          <table:table-cell table:formula="of:=[.C39]/[.$J$2]" office:value-type="float" office:value="0.944652878980497" calcext:value-type="float">
            <text:p>0.944652878980497</text:p>
          </table:table-cell>
          <table:table-cell office:value-type="float" office:value="9.1956" calcext:value-type="float">
            <text:p>9.1956</text:p>
          </table:table-cell>
          <table:table-cell table:formula="of:=[.E39]/[.$J$2]" office:value-type="float" office:value="0.9504201420111" calcext:value-type="float">
            <text:p>0.9504201420111</text:p>
          </table:table-cell>
          <table:table-cell table:formula="of:=AVERAGE([.A39];[.C39];[.E39])" office:value-type="float" office:value="9.1668" calcext:value-type="float">
            <text:p>9.1668</text:p>
          </table:table-cell>
          <table:table-cell table:formula="of:=AVERAGE([.B39];[.D39];[.F39])" office:value-type="float" office:value="0.947443490124337" calcext:value-type="float">
            <text:p>0.947443490124337</text:p>
          </table:table-cell>
          <table:table-cell table:number-columns-repeated="2"/>
        </table:table-row>
        <table:table-row table:style-name="ro1">
          <table:table-cell office:value-type="float" office:value="9.1707" calcext:value-type="float">
            <text:p>9.1707</text:p>
          </table:table-cell>
          <table:table-cell table:formula="of:=[.A40]/[.$J$2]" office:value-type="float" office:value="0.94784657840067" calcext:value-type="float">
            <text:p>0.94784657840067</text:p>
          </table:table-cell>
          <table:table-cell office:value-type="float" office:value="9.1456" calcext:value-type="float">
            <text:p>9.1456</text:p>
          </table:table-cell>
          <table:table-cell table:formula="of:=[.C40]/[.$J$2]" office:value-type="float" office:value="0.945252343596581" calcext:value-type="float">
            <text:p>0.945252343596581</text:p>
          </table:table-cell>
          <table:table-cell office:value-type="float" office:value="9.2013" calcext:value-type="float">
            <text:p>9.2013</text:p>
          </table:table-cell>
          <table:table-cell table:formula="of:=[.E40]/[.$J$2]" office:value-type="float" office:value="0.951009271030356" calcext:value-type="float">
            <text:p>0.951009271030356</text:p>
          </table:table-cell>
          <table:table-cell table:formula="of:=AVERAGE([.A40];[.C40];[.E40])" office:value-type="float" office:value="9.17253333333333" calcext:value-type="float">
            <text:p>9.17253333333333</text:p>
          </table:table-cell>
          <table:table-cell table:formula="of:=AVERAGE([.B40];[.D40];[.F40])" office:value-type="float" office:value="0.948036064342535" calcext:value-type="float">
            <text:p>0.948036064342535</text:p>
          </table:table-cell>
          <table:table-cell table:number-columns-repeated="2"/>
        </table:table-row>
        <table:table-row table:style-name="ro1">
          <table:table-cell office:value-type="float" office:value="9.1765" calcext:value-type="float">
            <text:p>9.1765</text:p>
          </table:table-cell>
          <table:table-cell table:formula="of:=[.A41]/[.$J$2]" office:value-type="float" office:value="0.948446043016754" calcext:value-type="float">
            <text:p>0.948446043016754</text:p>
          </table:table-cell>
          <table:table-cell office:value-type="float" office:value="9.1513" calcext:value-type="float">
            <text:p>9.1513</text:p>
          </table:table-cell>
          <table:table-cell table:formula="of:=[.C41]/[.$J$2]" office:value-type="float" office:value="0.945841472615836" calcext:value-type="float">
            <text:p>0.945841472615836</text:p>
          </table:table-cell>
          <table:table-cell office:value-type="float" office:value="9.207" calcext:value-type="float">
            <text:p>9.207</text:p>
          </table:table-cell>
          <table:table-cell table:formula="of:=[.E41]/[.$J$2]" office:value-type="float" office:value="0.951598400049611" calcext:value-type="float">
            <text:p>0.951598400049611</text:p>
          </table:table-cell>
          <table:table-cell table:formula="of:=AVERAGE([.A41];[.C41];[.E41])" office:value-type="float" office:value="9.17826666666667" calcext:value-type="float">
            <text:p>9.17826666666667</text:p>
          </table:table-cell>
          <table:table-cell table:formula="of:=AVERAGE([.B41];[.D41];[.F41])" office:value-type="float" office:value="0.948628638560734" calcext:value-type="float">
            <text:p>0.948628638560734</text:p>
          </table:table-cell>
          <table:table-cell table:number-columns-repeated="2"/>
        </table:table-row>
        <table:table-row table:style-name="ro1">
          <table:table-cell office:value-type="float" office:value="9.1822" calcext:value-type="float">
            <text:p>9.1822</text:p>
          </table:table-cell>
          <table:table-cell table:formula="of:=[.A42]/[.$J$2]" office:value-type="float" office:value="0.949035172036009" calcext:value-type="float">
            <text:p>0.949035172036009</text:p>
          </table:table-cell>
          <table:table-cell office:value-type="float" office:value="9.1571" calcext:value-type="float">
            <text:p>9.1571</text:p>
          </table:table-cell>
          <table:table-cell table:formula="of:=[.C42]/[.$J$2]" office:value-type="float" office:value="0.94644093723192" calcext:value-type="float">
            <text:p>0.94644093723192</text:p>
          </table:table-cell>
          <table:table-cell office:value-type="float" office:value="9.2126" calcext:value-type="float">
            <text:p>9.2126</text:p>
          </table:table-cell>
          <table:table-cell table:formula="of:=[.E42]/[.$J$2]" office:value-type="float" office:value="0.952177193472037" calcext:value-type="float">
            <text:p>0.952177193472037</text:p>
          </table:table-cell>
          <table:table-cell table:formula="of:=AVERAGE([.A42];[.C42];[.E42])" office:value-type="float" office:value="9.18396666666667" calcext:value-type="float">
            <text:p>9.18396666666667</text:p>
          </table:table-cell>
          <table:table-cell table:formula="of:=AVERAGE([.B42];[.D42];[.F42])" office:value-type="float" office:value="0.949217767579989" calcext:value-type="float">
            <text:p>0.949217767579989</text:p>
          </table:table-cell>
          <table:table-cell table:number-columns-repeated="2"/>
        </table:table-row>
        <table:table-row table:style-name="ro1">
          <table:table-cell office:value-type="float" office:value="9.1888" calcext:value-type="float">
            <text:p>9.1888</text:p>
          </table:table-cell>
          <table:table-cell table:formula="of:=[.A43]/[.$J$2]" office:value-type="float" office:value="0.949717321426726" calcext:value-type="float">
            <text:p>0.949717321426726</text:p>
          </table:table-cell>
          <table:table-cell office:value-type="float" office:value="9.1638" calcext:value-type="float">
            <text:p>9.1638</text:p>
          </table:table-cell>
          <table:table-cell table:formula="of:=[.C43]/[.$J$2]" office:value-type="float" office:value="0.947133422219466" calcext:value-type="float">
            <text:p>0.947133422219466</text:p>
          </table:table-cell>
          <table:table-cell office:value-type="float" office:value="9.219" calcext:value-type="float">
            <text:p>9.219</text:p>
          </table:table-cell>
          <table:table-cell table:formula="of:=[.E43]/[.$J$2]" office:value-type="float" office:value="0.952838671669095" calcext:value-type="float">
            <text:p>0.952838671669095</text:p>
          </table:table-cell>
          <table:table-cell table:formula="of:=AVERAGE([.A43];[.C43];[.E43])" office:value-type="float" office:value="9.19053333333333" calcext:value-type="float">
            <text:p>9.19053333333333</text:p>
          </table:table-cell>
          <table:table-cell table:formula="of:=AVERAGE([.B43];[.D43];[.F43])" office:value-type="float" office:value="0.949896471771762" calcext:value-type="float">
            <text:p>0.949896471771762</text:p>
          </table:table-cell>
          <table:table-cell table:number-columns-repeated="2"/>
        </table:table-row>
        <table:table-row table:style-name="ro1">
          <table:table-cell office:value-type="float" office:value="9.1956" calcext:value-type="float">
            <text:p>9.1956</text:p>
          </table:table-cell>
          <table:table-cell table:formula="of:=[.A44]/[.$J$2]" office:value-type="float" office:value="0.9504201420111" calcext:value-type="float">
            <text:p>0.9504201420111</text:p>
          </table:table-cell>
          <table:table-cell office:value-type="float" office:value="9.1707" calcext:value-type="float">
            <text:p>9.1707</text:p>
          </table:table-cell>
          <table:table-cell table:formula="of:=[.C44]/[.$J$2]" office:value-type="float" office:value="0.94784657840067" calcext:value-type="float">
            <text:p>0.94784657840067</text:p>
          </table:table-cell>
          <table:table-cell office:value-type="float" office:value="9.2257" calcext:value-type="float">
            <text:p>9.2257</text:p>
          </table:table-cell>
          <table:table-cell table:formula="of:=[.E44]/[.$J$2]" office:value-type="float" office:value="0.953531156656641" calcext:value-type="float">
            <text:p>0.953531156656641</text:p>
          </table:table-cell>
          <table:table-cell table:formula="of:=AVERAGE([.A44];[.C44];[.E44])" office:value-type="float" office:value="9.19733333333334" calcext:value-type="float">
            <text:p>9.19733333333334</text:p>
          </table:table-cell>
          <table:table-cell table:formula="of:=AVERAGE([.B44];[.D44];[.F44])" office:value-type="float" office:value="0.950599292356137" calcext:value-type="float">
            <text:p>0.950599292356137</text:p>
          </table:table-cell>
          <table:table-cell table:number-columns-repeated="2"/>
        </table:table-row>
        <table:table-row table:style-name="ro1">
          <table:table-cell office:value-type="float" office:value="9.2024" calcext:value-type="float">
            <text:p>9.2024</text:p>
          </table:table-cell>
          <table:table-cell table:formula="of:=[.A45]/[.$J$2]" office:value-type="float" office:value="0.951122962595475" calcext:value-type="float">
            <text:p>0.951122962595475</text:p>
          </table:table-cell>
          <table:table-cell office:value-type="float" office:value="9.1775" calcext:value-type="float">
            <text:p>9.1775</text:p>
          </table:table-cell>
          <table:table-cell table:formula="of:=[.C45]/[.$J$2]" office:value-type="float" office:value="0.948549398985044" calcext:value-type="float">
            <text:p>0.948549398985044</text:p>
          </table:table-cell>
          <table:table-cell office:value-type="float" office:value="9.2324" calcext:value-type="float">
            <text:p>9.2324</text:p>
          </table:table-cell>
          <table:table-cell table:formula="of:=[.E45]/[.$J$2]" office:value-type="float" office:value="0.954223641644187" calcext:value-type="float">
            <text:p>0.954223641644187</text:p>
          </table:table-cell>
          <table:table-cell table:formula="of:=AVERAGE([.A45];[.C45];[.E45])" office:value-type="float" office:value="9.2041" calcext:value-type="float">
            <text:p>9.2041</text:p>
          </table:table-cell>
          <table:table-cell table:formula="of:=AVERAGE([.B45];[.D45];[.F45])" office:value-type="float" office:value="0.951298667741569" calcext:value-type="float">
            <text:p>0.951298667741569</text:p>
          </table:table-cell>
          <table:table-cell table:number-columns-repeated="2"/>
        </table:table-row>
        <table:table-row table:style-name="ro1">
          <table:table-cell office:value-type="float" office:value="9.2092" calcext:value-type="float">
            <text:p>9.2092</text:p>
          </table:table-cell>
          <table:table-cell table:formula="of:=[.A46]/[.$J$2]" office:value-type="float" office:value="0.95182578317985" calcext:value-type="float">
            <text:p>0.95182578317985</text:p>
          </table:table-cell>
          <table:table-cell office:value-type="float" office:value="9.1844" calcext:value-type="float">
            <text:p>9.1844</text:p>
          </table:table-cell>
          <table:table-cell table:formula="of:=[.C46]/[.$J$2]" office:value-type="float" office:value="0.949262555166248" calcext:value-type="float">
            <text:p>0.949262555166248</text:p>
          </table:table-cell>
          <table:table-cell office:value-type="float" office:value="9.2391" calcext:value-type="float">
            <text:p>9.2391</text:p>
          </table:table-cell>
          <table:table-cell table:formula="of:=[.E46]/[.$J$2]" office:value-type="float" office:value="0.954916126631732" calcext:value-type="float">
            <text:p>0.954916126631732</text:p>
          </table:table-cell>
          <table:table-cell table:formula="of:=AVERAGE([.A46];[.C46];[.E46])" office:value-type="float" office:value="9.2109" calcext:value-type="float">
            <text:p>9.2109</text:p>
          </table:table-cell>
          <table:table-cell table:formula="of:=AVERAGE([.B46];[.D46];[.F46])" office:value-type="float" office:value="0.952001488325943" calcext:value-type="float">
            <text:p>0.952001488325943</text:p>
          </table:table-cell>
          <table:table-cell table:number-columns-repeated="2"/>
        </table:table-row>
        <table:table-row table:style-name="ro1">
          <table:table-cell office:value-type="float" office:value="9.216" calcext:value-type="float">
            <text:p>9.216</text:p>
          </table:table-cell>
          <table:table-cell table:formula="of:=[.A47]/[.$J$2]" office:value-type="float" office:value="0.952528603764224" calcext:value-type="float">
            <text:p>0.952528603764224</text:p>
          </table:table-cell>
          <table:table-cell office:value-type="float" office:value="9.1913" calcext:value-type="float">
            <text:p>9.1913</text:p>
          </table:table-cell>
          <table:table-cell table:formula="of:=[.C47]/[.$J$2]" office:value-type="float" office:value="0.949975711347452" calcext:value-type="float">
            <text:p>0.949975711347452</text:p>
          </table:table-cell>
          <table:table-cell office:value-type="float" office:value="9.2458" calcext:value-type="float">
            <text:p>9.2458</text:p>
          </table:table-cell>
          <table:table-cell table:formula="of:=[.E47]/[.$J$2]" office:value-type="float" office:value="0.955608611619278" calcext:value-type="float">
            <text:p>0.955608611619278</text:p>
          </table:table-cell>
          <table:table-cell table:formula="of:=AVERAGE([.A47];[.C47];[.E47])" office:value-type="float" office:value="9.2177" calcext:value-type="float">
            <text:p>9.2177</text:p>
          </table:table-cell>
          <table:table-cell table:formula="of:=AVERAGE([.B47];[.D47];[.F47])" office:value-type="float" office:value="0.952704308910318" calcext:value-type="float">
            <text:p>0.952704308910318</text:p>
          </table:table-cell>
          <table:table-cell table:number-columns-repeated="2"/>
        </table:table-row>
        <table:table-row table:style-name="ro1">
          <table:table-cell office:value-type="float" office:value="9.2228" calcext:value-type="float">
            <text:p>9.2228</text:p>
          </table:table-cell>
          <table:table-cell table:formula="of:=[.A48]/[.$J$2]" office:value-type="float" office:value="0.953231424348599" calcext:value-type="float">
            <text:p>0.953231424348599</text:p>
          </table:table-cell>
          <table:table-cell office:value-type="float" office:value="9.1981" calcext:value-type="float">
            <text:p>9.1981</text:p>
          </table:table-cell>
          <table:table-cell table:formula="of:=[.C48]/[.$J$2]" office:value-type="float" office:value="0.950678531931826" calcext:value-type="float">
            <text:p>0.950678531931826</text:p>
          </table:table-cell>
          <table:table-cell office:value-type="float" office:value="9.2525" calcext:value-type="float">
            <text:p>9.2525</text:p>
          </table:table-cell>
          <table:table-cell table:formula="of:=[.E48]/[.$J$2]" office:value-type="float" office:value="0.956301096606823" calcext:value-type="float">
            <text:p>0.956301096606823</text:p>
          </table:table-cell>
          <table:table-cell table:formula="of:=AVERAGE([.A48];[.C48];[.E48])" office:value-type="float" office:value="9.22446666666667" calcext:value-type="float">
            <text:p>9.22446666666667</text:p>
          </table:table-cell>
          <table:table-cell table:formula="of:=AVERAGE([.B48];[.D48];[.F48])" office:value-type="float" office:value="0.95340368429575" calcext:value-type="float">
            <text:p>0.95340368429575</text:p>
          </table:table-cell>
          <table:table-cell table:number-columns-repeated="2"/>
        </table:table-row>
        <table:table-row table:style-name="ro1">
          <table:table-cell office:value-type="float" office:value="9.2296" calcext:value-type="float">
            <text:p>9.2296</text:p>
          </table:table-cell>
          <table:table-cell table:formula="of:=[.A49]/[.$J$2]" office:value-type="float" office:value="0.953934244932974" calcext:value-type="float">
            <text:p>0.953934244932974</text:p>
          </table:table-cell>
          <table:table-cell office:value-type="float" office:value="9.2051" calcext:value-type="float">
            <text:p>9.2051</text:p>
          </table:table-cell>
          <table:table-cell table:formula="of:=[.C49]/[.$J$2]" office:value-type="float" office:value="0.951402023709859" calcext:value-type="float">
            <text:p>0.951402023709859</text:p>
          </table:table-cell>
          <table:table-cell office:value-type="float" office:value="9.2592" calcext:value-type="float">
            <text:p>9.2592</text:p>
          </table:table-cell>
          <table:table-cell table:formula="of:=[.E49]/[.$J$2]" office:value-type="float" office:value="0.956993581594369" calcext:value-type="float">
            <text:p>0.956993581594369</text:p>
          </table:table-cell>
          <table:table-cell table:formula="of:=AVERAGE([.A49];[.C49];[.E49])" office:value-type="float" office:value="9.2313" calcext:value-type="float">
            <text:p>9.2313</text:p>
          </table:table-cell>
          <table:table-cell table:formula="of:=AVERAGE([.B49];[.D49];[.F49])" office:value-type="float" office:value="0.954109950079067" calcext:value-type="float">
            <text:p>0.954109950079067</text:p>
          </table:table-cell>
          <table:table-cell table:number-columns-repeated="2"/>
        </table:table-row>
        <table:table-row table:style-name="ro1">
          <table:table-cell office:value-type="float" office:value="9.2368" calcext:value-type="float">
            <text:p>9.2368</text:p>
          </table:table-cell>
          <table:table-cell table:formula="of:=[.A50]/[.$J$2]" office:value-type="float" office:value="0.954678407904665" calcext:value-type="float">
            <text:p>0.954678407904665</text:p>
          </table:table-cell>
          <table:table-cell office:value-type="float" office:value="9.2124" calcext:value-type="float">
            <text:p>9.2124</text:p>
          </table:table-cell>
          <table:table-cell table:formula="of:=[.C50]/[.$J$2]" office:value-type="float" office:value="0.952156522278379" calcext:value-type="float">
            <text:p>0.952156522278379</text:p>
          </table:table-cell>
          <table:table-cell office:value-type="float" office:value="9.2661" calcext:value-type="float">
            <text:p>9.2661</text:p>
          </table:table-cell>
          <table:table-cell table:formula="of:=[.E50]/[.$J$2]" office:value-type="float" office:value="0.957706737775573" calcext:value-type="float">
            <text:p>0.957706737775573</text:p>
          </table:table-cell>
          <table:table-cell table:formula="of:=AVERAGE([.A50];[.C50];[.E50])" office:value-type="float" office:value="9.23843333333333" calcext:value-type="float">
            <text:p>9.23843333333333</text:p>
          </table:table-cell>
          <table:table-cell table:formula="of:=AVERAGE([.B50];[.D50];[.F50])" office:value-type="float" office:value="0.954847222652872" calcext:value-type="float">
            <text:p>0.954847222652872</text:p>
          </table:table-cell>
          <table:table-cell table:number-columns-repeated="2"/>
        </table:table-row>
        <table:table-row table:style-name="ro1">
          <table:table-cell office:value-type="float" office:value="9.2445" calcext:value-type="float">
            <text:p>9.2445</text:p>
          </table:table-cell>
          <table:table-cell table:formula="of:=[.A51]/[.$J$2]" office:value-type="float" office:value="0.9554742488605" calcext:value-type="float">
            <text:p>0.9554742488605</text:p>
          </table:table-cell>
          <table:table-cell office:value-type="float" office:value="9.2202" calcext:value-type="float">
            <text:p>9.2202</text:p>
          </table:table-cell>
          <table:table-cell table:formula="of:=[.C51]/[.$J$2]" office:value-type="float" office:value="0.952962698831044" calcext:value-type="float">
            <text:p>0.952962698831044</text:p>
          </table:table-cell>
          <table:table-cell office:value-type="float" office:value="9.2737" calcext:value-type="float">
            <text:p>9.2737</text:p>
          </table:table-cell>
          <table:table-cell table:formula="of:=[.E51]/[.$J$2]" office:value-type="float" office:value="0.95849224313458" calcext:value-type="float">
            <text:p>0.95849224313458</text:p>
          </table:table-cell>
          <table:table-cell table:formula="of:=AVERAGE([.A51];[.C51];[.E51])" office:value-type="float" office:value="9.24613333333333" calcext:value-type="float">
            <text:p>9.24613333333333</text:p>
          </table:table-cell>
          <table:table-cell table:formula="of:=AVERAGE([.B51];[.D51];[.F51])" office:value-type="float" office:value="0.955643063608708" calcext:value-type="float">
            <text:p>0.955643063608708</text:p>
          </table:table-cell>
          <table:table-cell table:number-columns-repeated="2"/>
        </table:table-row>
        <table:table-row table:style-name="ro1">
          <table:table-cell office:value-type="float" office:value="9.2522" calcext:value-type="float">
            <text:p>9.2522</text:p>
          </table:table-cell>
          <table:table-cell table:formula="of:=[.A52]/[.$J$2]" office:value-type="float" office:value="0.956270089816336" calcext:value-type="float">
            <text:p>0.956270089816336</text:p>
          </table:table-cell>
          <table:table-cell office:value-type="float" office:value="9.228" calcext:value-type="float">
            <text:p>9.228</text:p>
          </table:table-cell>
          <table:table-cell table:formula="of:=[.C52]/[.$J$2]" office:value-type="float" office:value="0.953768875383709" calcext:value-type="float">
            <text:p>0.953768875383709</text:p>
          </table:table-cell>
          <table:table-cell office:value-type="float" office:value="9.2812" calcext:value-type="float">
            <text:p>9.2812</text:p>
          </table:table-cell>
          <table:table-cell table:formula="of:=[.E52]/[.$J$2]" office:value-type="float" office:value="0.959267412896758" calcext:value-type="float">
            <text:p>0.959267412896758</text:p>
          </table:table-cell>
          <table:table-cell table:formula="of:=AVERAGE([.A52];[.C52];[.E52])" office:value-type="float" office:value="9.2538" calcext:value-type="float">
            <text:p>9.2538</text:p>
          </table:table-cell>
          <table:table-cell table:formula="of:=AVERAGE([.B52];[.D52];[.F52])" office:value-type="float" office:value="0.956435459365601" calcext:value-type="float">
            <text:p>0.956435459365601</text:p>
          </table:table-cell>
          <table:table-cell table:number-columns-repeated="2"/>
        </table:table-row>
        <table:table-row table:style-name="ro1">
          <table:table-cell office:value-type="float" office:value="9.2599" calcext:value-type="float">
            <text:p>9.2599</text:p>
          </table:table-cell>
          <table:table-cell table:formula="of:=[.A53]/[.$J$2]" office:value-type="float" office:value="0.957065930772172" calcext:value-type="float">
            <text:p>0.957065930772172</text:p>
          </table:table-cell>
          <table:table-cell office:value-type="float" office:value="9.2359" calcext:value-type="float">
            <text:p>9.2359</text:p>
          </table:table-cell>
          <table:table-cell table:formula="of:=[.C53]/[.$J$2]" office:value-type="float" office:value="0.954585387533203" calcext:value-type="float">
            <text:p>0.954585387533203</text:p>
          </table:table-cell>
          <table:table-cell office:value-type="float" office:value="9.2887" calcext:value-type="float">
            <text:p>9.2887</text:p>
          </table:table-cell>
          <table:table-cell table:formula="of:=[.E53]/[.$J$2]" office:value-type="float" office:value="0.960042582658936" calcext:value-type="float">
            <text:p>0.960042582658936</text:p>
          </table:table-cell>
          <table:table-cell table:formula="of:=AVERAGE([.A53];[.C53];[.E53])" office:value-type="float" office:value="9.2615" calcext:value-type="float">
            <text:p>9.2615</text:p>
          </table:table-cell>
          <table:table-cell table:formula="of:=AVERAGE([.B53];[.D53];[.F53])" office:value-type="float" office:value="0.957231300321437" calcext:value-type="float">
            <text:p>0.957231300321437</text:p>
          </table:table-cell>
          <table:table-cell table:number-columns-repeated="2"/>
        </table:table-row>
        <table:table-row table:style-name="ro1">
          <table:table-cell office:value-type="float" office:value="9.2676" calcext:value-type="float">
            <text:p>9.2676</text:p>
          </table:table-cell>
          <table:table-cell table:formula="of:=[.A54]/[.$J$2]" office:value-type="float" office:value="0.957861771728008" calcext:value-type="float">
            <text:p>0.957861771728008</text:p>
          </table:table-cell>
          <table:table-cell office:value-type="float" office:value="9.2437" calcext:value-type="float">
            <text:p>9.2437</text:p>
          </table:table-cell>
          <table:table-cell table:formula="of:=[.C54]/[.$J$2]" office:value-type="float" office:value="0.955391564085868" calcext:value-type="float">
            <text:p>0.955391564085868</text:p>
          </table:table-cell>
          <table:table-cell office:value-type="float" office:value="9.2963" calcext:value-type="float">
            <text:p>9.2963</text:p>
          </table:table-cell>
          <table:table-cell table:formula="of:=[.E54]/[.$J$2]" office:value-type="float" office:value="0.960828088017943" calcext:value-type="float">
            <text:p>0.960828088017943</text:p>
          </table:table-cell>
          <table:table-cell table:formula="of:=AVERAGE([.A54];[.C54];[.E54])" office:value-type="float" office:value="9.2692" calcext:value-type="float">
            <text:p>9.2692</text:p>
          </table:table-cell>
          <table:table-cell table:formula="of:=AVERAGE([.B54];[.D54];[.F54])" office:value-type="float" office:value="0.958027141277273" calcext:value-type="float">
            <text:p>0.958027141277273</text:p>
          </table:table-cell>
          <table:table-cell table:number-columns-repeated="2"/>
        </table:table-row>
        <table:table-row table:style-name="ro1">
          <table:table-cell office:value-type="float" office:value="9.2753" calcext:value-type="float">
            <text:p>9.2753</text:p>
          </table:table-cell>
          <table:table-cell table:formula="of:=[.A55]/[.$J$2]" office:value-type="float" office:value="0.958657612683844" calcext:value-type="float">
            <text:p>0.958657612683844</text:p>
          </table:table-cell>
          <table:table-cell office:value-type="float" office:value="9.2515" calcext:value-type="float">
            <text:p>9.2515</text:p>
          </table:table-cell>
          <table:table-cell table:formula="of:=[.C55]/[.$J$2]" office:value-type="float" office:value="0.956197740638533" calcext:value-type="float">
            <text:p>0.956197740638533</text:p>
          </table:table-cell>
          <table:table-cell office:value-type="float" office:value="9.3038" calcext:value-type="float">
            <text:p>9.3038</text:p>
          </table:table-cell>
          <table:table-cell table:formula="of:=[.E55]/[.$J$2]" office:value-type="float" office:value="0.961603257780121" calcext:value-type="float">
            <text:p>0.961603257780121</text:p>
          </table:table-cell>
          <table:table-cell table:formula="of:=AVERAGE([.A55];[.C55];[.E55])" office:value-type="float" office:value="9.27686666666667" calcext:value-type="float">
            <text:p>9.27686666666667</text:p>
          </table:table-cell>
          <table:table-cell table:formula="of:=AVERAGE([.B55];[.D55];[.F55])" office:value-type="float" office:value="0.958819537034166" calcext:value-type="float">
            <text:p>0.958819537034166</text:p>
          </table:table-cell>
          <table:table-cell table:number-columns-repeated="2"/>
        </table:table-row>
        <table:table-row table:style-name="ro1">
          <table:table-cell office:value-type="float" office:value="9.283" calcext:value-type="float">
            <text:p>9.283</text:p>
          </table:table-cell>
          <table:table-cell table:formula="of:=[.A56]/[.$J$2]" office:value-type="float" office:value="0.95945345363968" calcext:value-type="float">
            <text:p>0.95945345363968</text:p>
          </table:table-cell>
          <table:table-cell office:value-type="float" office:value="9.2594" calcext:value-type="float">
            <text:p>9.2594</text:p>
          </table:table-cell>
          <table:table-cell table:formula="of:=[.C56]/[.$J$2]" office:value-type="float" office:value="0.957014252788027" calcext:value-type="float">
            <text:p>0.957014252788027</text:p>
          </table:table-cell>
          <table:table-cell office:value-type="float" office:value="9.3113" calcext:value-type="float">
            <text:p>9.3113</text:p>
          </table:table-cell>
          <table:table-cell table:formula="of:=[.E56]/[.$J$2]" office:value-type="float" office:value="0.962378427542298" calcext:value-type="float">
            <text:p>0.962378427542298</text:p>
          </table:table-cell>
          <table:table-cell table:formula="of:=AVERAGE([.A56];[.C56];[.E56])" office:value-type="float" office:value="9.28456666666667" calcext:value-type="float">
            <text:p>9.28456666666667</text:p>
          </table:table-cell>
          <table:table-cell table:formula="of:=AVERAGE([.B56];[.D56];[.F56])" office:value-type="float" office:value="0.959615377990002" calcext:value-type="float">
            <text:p>0.959615377990002</text:p>
          </table:table-cell>
          <table:table-cell table:number-columns-repeated="2"/>
        </table:table-row>
        <table:table-row table:style-name="ro1">
          <table:table-cell office:value-type="float" office:value="9.2908" calcext:value-type="float">
            <text:p>9.2908</text:p>
          </table:table-cell>
          <table:table-cell table:formula="of:=[.A57]/[.$J$2]" office:value-type="float" office:value="0.960259630192346" calcext:value-type="float">
            <text:p>0.960259630192346</text:p>
          </table:table-cell>
          <table:table-cell office:value-type="float" office:value="9.2674" calcext:value-type="float">
            <text:p>9.2674</text:p>
          </table:table-cell>
          <table:table-cell table:formula="of:=[.C57]/[.$J$2]" office:value-type="float" office:value="0.95784110053435" calcext:value-type="float">
            <text:p>0.95784110053435</text:p>
          </table:table-cell>
          <table:table-cell office:value-type="float" office:value="9.3189" calcext:value-type="float">
            <text:p>9.3189</text:p>
          </table:table-cell>
          <table:table-cell table:formula="of:=[.E57]/[.$J$2]" office:value-type="float" office:value="0.963163932901305" calcext:value-type="float">
            <text:p>0.963163932901305</text:p>
          </table:table-cell>
          <table:table-cell table:formula="of:=AVERAGE([.A57];[.C57];[.E57])" office:value-type="float" office:value="9.29236666666667" calcext:value-type="float">
            <text:p>9.29236666666667</text:p>
          </table:table-cell>
          <table:table-cell table:formula="of:=AVERAGE([.B57];[.D57];[.F57])" office:value-type="float" office:value="0.960421554542667" calcext:value-type="float">
            <text:p>0.960421554542667</text:p>
          </table:table-cell>
          <table:table-cell table:number-columns-repeated="2"/>
        </table:table-row>
        <table:table-row table:style-name="ro1">
          <table:table-cell office:value-type="float" office:value="9.2992" calcext:value-type="float">
            <text:p>9.2992</text:p>
          </table:table-cell>
          <table:table-cell table:formula="of:=[.A58]/[.$J$2]" office:value-type="float" office:value="0.961127820325985" calcext:value-type="float">
            <text:p>0.961127820325985</text:p>
          </table:table-cell>
          <table:table-cell office:value-type="float" office:value="9.2759" calcext:value-type="float">
            <text:p>9.2759</text:p>
          </table:table-cell>
          <table:table-cell table:formula="of:=[.C58]/[.$J$2]" office:value-type="float" office:value="0.958719626264819" calcext:value-type="float">
            <text:p>0.958719626264819</text:p>
          </table:table-cell>
          <table:table-cell office:value-type="float" office:value="9.3269" calcext:value-type="float">
            <text:p>9.3269</text:p>
          </table:table-cell>
          <table:table-cell table:formula="of:=[.E58]/[.$J$2]" office:value-type="float" office:value="0.963990780647629" calcext:value-type="float">
            <text:p>0.963990780647629</text:p>
          </table:table-cell>
          <table:table-cell table:formula="of:=AVERAGE([.A58];[.C58];[.E58])" office:value-type="float" office:value="9.30066666666667" calcext:value-type="float">
            <text:p>9.30066666666667</text:p>
          </table:table-cell>
          <table:table-cell table:formula="of:=AVERAGE([.B58];[.D58];[.F58])" office:value-type="float" office:value="0.961279409079477" calcext:value-type="float">
            <text:p>0.961279409079477</text:p>
          </table:table-cell>
          <table:table-cell table:number-columns-repeated="2"/>
        </table:table-row>
        <table:table-row table:style-name="ro1">
          <table:table-cell office:value-type="float" office:value="9.3076" calcext:value-type="float">
            <text:p>9.3076</text:p>
          </table:table-cell>
          <table:table-cell table:formula="of:=[.A59]/[.$J$2]" office:value-type="float" office:value="0.961996010459624" calcext:value-type="float">
            <text:p>0.961996010459624</text:p>
          </table:table-cell>
          <table:table-cell office:value-type="float" office:value="9.2845" calcext:value-type="float">
            <text:p>9.2845</text:p>
          </table:table-cell>
          <table:table-cell table:formula="of:=[.C59]/[.$J$2]" office:value-type="float" office:value="0.959608487592116" calcext:value-type="float">
            <text:p>0.959608487592116</text:p>
          </table:table-cell>
          <table:table-cell office:value-type="float" office:value="9.3351" calcext:value-type="float">
            <text:p>9.3351</text:p>
          </table:table-cell>
          <table:table-cell table:formula="of:=[.E59]/[.$J$2]" office:value-type="float" office:value="0.96483829958761" calcext:value-type="float">
            <text:p>0.96483829958761</text:p>
          </table:table-cell>
          <table:table-cell table:formula="of:=AVERAGE([.A59];[.C59];[.E59])" office:value-type="float" office:value="9.30906666666667" calcext:value-type="float">
            <text:p>9.30906666666667</text:p>
          </table:table-cell>
          <table:table-cell table:formula="of:=AVERAGE([.B59];[.D59];[.F59])" office:value-type="float" office:value="0.962147599213117" calcext:value-type="float">
            <text:p>0.962147599213117</text:p>
          </table:table-cell>
          <table:table-cell table:number-columns-repeated="2"/>
        </table:table-row>
        <table:table-row table:style-name="ro1">
          <table:table-cell office:value-type="float" office:value="9.3159" calcext:value-type="float">
            <text:p>9.3159</text:p>
          </table:table-cell>
          <table:table-cell table:formula="of:=[.A60]/[.$J$2]" office:value-type="float" office:value="0.962853864996434" calcext:value-type="float">
            <text:p>0.962853864996434</text:p>
          </table:table-cell>
          <table:table-cell office:value-type="float" office:value="9.293" calcext:value-type="float">
            <text:p>9.293</text:p>
          </table:table-cell>
          <table:table-cell table:formula="of:=[.C60]/[.$J$2]" office:value-type="float" office:value="0.960487013322584" calcext:value-type="float">
            <text:p>0.960487013322584</text:p>
          </table:table-cell>
          <table:table-cell office:value-type="float" office:value="9.3432" calcext:value-type="float">
            <text:p>9.3432</text:p>
          </table:table-cell>
          <table:table-cell table:formula="of:=[.E60]/[.$J$2]" office:value-type="float" office:value="0.965675482930762" calcext:value-type="float">
            <text:p>0.965675482930762</text:p>
          </table:table-cell>
          <table:table-cell table:formula="of:=AVERAGE([.A60];[.C60];[.E60])" office:value-type="float" office:value="9.31736666666667" calcext:value-type="float">
            <text:p>9.31736666666667</text:p>
          </table:table-cell>
          <table:table-cell table:formula="of:=AVERAGE([.B60];[.D60];[.F60])" office:value-type="float" office:value="0.963005453749927" calcext:value-type="float">
            <text:p>0.963005453749927</text:p>
          </table:table-cell>
          <table:table-cell table:number-columns-repeated="2"/>
        </table:table-row>
        <table:table-row table:style-name="ro1">
          <table:table-cell office:value-type="float" office:value="9.3243" calcext:value-type="float">
            <text:p>9.3243</text:p>
          </table:table-cell>
          <table:table-cell table:formula="of:=[.A61]/[.$J$2]" office:value-type="float" office:value="0.963722055130074" calcext:value-type="float">
            <text:p>0.963722055130074</text:p>
          </table:table-cell>
          <table:table-cell office:value-type="float" office:value="9.3015" calcext:value-type="float">
            <text:p>9.3015</text:p>
          </table:table-cell>
          <table:table-cell table:formula="of:=[.C61]/[.$J$2]" office:value-type="float" office:value="0.961365539053053" calcext:value-type="float">
            <text:p>0.961365539053053</text:p>
          </table:table-cell>
          <table:table-cell office:value-type="float" office:value="9.3514" calcext:value-type="float">
            <text:p>9.3514</text:p>
          </table:table-cell>
          <table:table-cell table:formula="of:=[.E61]/[.$J$2]" office:value-type="float" office:value="0.966523001870743" calcext:value-type="float">
            <text:p>0.966523001870743</text:p>
          </table:table-cell>
          <table:table-cell table:formula="of:=AVERAGE([.A61];[.C61];[.E61])" office:value-type="float" office:value="9.32573333333333" calcext:value-type="float">
            <text:p>9.32573333333333</text:p>
          </table:table-cell>
          <table:table-cell table:formula="of:=AVERAGE([.B61];[.D61];[.F61])" office:value-type="float" office:value="0.963870198684623" calcext:value-type="float">
            <text:p>0.963870198684623</text:p>
          </table:table-cell>
          <table:table-cell table:number-columns-repeated="2"/>
        </table:table-row>
        <table:table-row table:style-name="ro1">
          <table:table-cell office:value-type="float" office:value="9.3326" calcext:value-type="float">
            <text:p>9.3326</text:p>
          </table:table-cell>
          <table:table-cell table:formula="of:=[.A62]/[.$J$2]" office:value-type="float" office:value="0.964579909666884" calcext:value-type="float">
            <text:p>0.964579909666884</text:p>
          </table:table-cell>
          <table:table-cell office:value-type="float" office:value="9.3101" calcext:value-type="float">
            <text:p>9.3101</text:p>
          </table:table-cell>
          <table:table-cell table:formula="of:=[.C62]/[.$J$2]" office:value-type="float" office:value="0.96225440038035" calcext:value-type="float">
            <text:p>0.96225440038035</text:p>
          </table:table-cell>
          <table:table-cell office:value-type="float" office:value="9.3595" calcext:value-type="float">
            <text:p>9.3595</text:p>
          </table:table-cell>
          <table:table-cell table:formula="of:=[.E62]/[.$J$2]" office:value-type="float" office:value="0.967360185213895" calcext:value-type="float">
            <text:p>0.967360185213895</text:p>
          </table:table-cell>
          <table:table-cell table:formula="of:=AVERAGE([.A62];[.C62];[.E62])" office:value-type="float" office:value="9.33406666666667" calcext:value-type="float">
            <text:p>9.33406666666667</text:p>
          </table:table-cell>
          <table:table-cell table:formula="of:=AVERAGE([.B62];[.D62];[.F62])" office:value-type="float" office:value="0.964731498420376" calcext:value-type="float">
            <text:p>0.964731498420376</text:p>
          </table:table-cell>
          <table:table-cell table:number-columns-repeated="2"/>
        </table:table-row>
        <table:table-row table:style-name="ro1">
          <table:table-cell office:value-type="float" office:value="9.341" calcext:value-type="float">
            <text:p>9.341</text:p>
          </table:table-cell>
          <table:table-cell table:formula="of:=[.A63]/[.$J$2]" office:value-type="float" office:value="0.965448099800523" calcext:value-type="float">
            <text:p>0.965448099800523</text:p>
          </table:table-cell>
          <table:table-cell office:value-type="float" office:value="9.3187" calcext:value-type="float">
            <text:p>9.3187</text:p>
          </table:table-cell>
          <table:table-cell table:formula="of:=[.C63]/[.$J$2]" office:value-type="float" office:value="0.963143261707647" calcext:value-type="float">
            <text:p>0.963143261707647</text:p>
          </table:table-cell>
          <table:table-cell office:value-type="float" office:value="9.3677" calcext:value-type="float">
            <text:p>9.3677</text:p>
          </table:table-cell>
          <table:table-cell table:formula="of:=[.E63]/[.$J$2]" office:value-type="float" office:value="0.968207704153876" calcext:value-type="float">
            <text:p>0.968207704153876</text:p>
          </table:table-cell>
          <table:table-cell table:formula="of:=AVERAGE([.A63];[.C63];[.E63])" office:value-type="float" office:value="9.34246666666667" calcext:value-type="float">
            <text:p>9.34246666666667</text:p>
          </table:table-cell>
          <table:table-cell table:formula="of:=AVERAGE([.B63];[.D63];[.F63])" office:value-type="float" office:value="0.965599688554016" calcext:value-type="float">
            <text:p>0.965599688554016</text:p>
          </table:table-cell>
          <table:table-cell table:number-columns-repeated="2"/>
        </table:table-row>
        <table:table-row table:style-name="ro1">
          <table:table-cell office:value-type="float" office:value="9.3494" calcext:value-type="float">
            <text:p>9.3494</text:p>
          </table:table-cell>
          <table:table-cell table:formula="of:=[.A64]/[.$J$2]" office:value-type="float" office:value="0.966316289934162" calcext:value-type="float">
            <text:p>0.966316289934162</text:p>
          </table:table-cell>
          <table:table-cell office:value-type="float" office:value="9.3273" calcext:value-type="float">
            <text:p>9.3273</text:p>
          </table:table-cell>
          <table:table-cell table:formula="of:=[.C64]/[.$J$2]" office:value-type="float" office:value="0.964032123034944" calcext:value-type="float">
            <text:p>0.964032123034944</text:p>
          </table:table-cell>
          <table:table-cell office:value-type="float" office:value="9.3758" calcext:value-type="float">
            <text:p>9.3758</text:p>
          </table:table-cell>
          <table:table-cell table:formula="of:=[.E64]/[.$J$2]" office:value-type="float" office:value="0.969044887497028" calcext:value-type="float">
            <text:p>0.969044887497028</text:p>
          </table:table-cell>
          <table:table-cell table:formula="of:=AVERAGE([.A64];[.C64];[.E64])" office:value-type="float" office:value="9.35083333333333" calcext:value-type="float">
            <text:p>9.35083333333333</text:p>
          </table:table-cell>
          <table:table-cell table:formula="of:=AVERAGE([.B64];[.D64];[.F64])" office:value-type="float" office:value="0.966464433488712" calcext:value-type="float">
            <text:p>0.966464433488712</text:p>
          </table:table-cell>
          <table:table-cell table:number-columns-repeated="2"/>
        </table:table-row>
        <table:table-row table:style-name="ro1">
          <table:table-cell office:value-type="float" office:value="9.3581" calcext:value-type="float">
            <text:p>9.3581</text:p>
          </table:table-cell>
          <table:table-cell table:formula="of:=[.A65]/[.$J$2]" office:value-type="float" office:value="0.967215486858289" calcext:value-type="float">
            <text:p>0.967215486858289</text:p>
          </table:table-cell>
          <table:table-cell office:value-type="float" office:value="9.3362" calcext:value-type="float">
            <text:p>9.3362</text:p>
          </table:table-cell>
          <table:table-cell table:formula="of:=[.C65]/[.$J$2]" office:value-type="float" office:value="0.964951991152729" calcext:value-type="float">
            <text:p>0.964951991152729</text:p>
          </table:table-cell>
          <table:table-cell office:value-type="float" office:value="9.384" calcext:value-type="float">
            <text:p>9.384</text:p>
          </table:table-cell>
          <table:table-cell table:formula="of:=[.E65]/[.$J$2]" office:value-type="float" office:value="0.96989240643701" calcext:value-type="float">
            <text:p>0.96989240643701</text:p>
          </table:table-cell>
          <table:table-cell table:formula="of:=AVERAGE([.A65];[.C65];[.E65])" office:value-type="float" office:value="9.35943333333333" calcext:value-type="float">
            <text:p>9.35943333333333</text:p>
          </table:table-cell>
          <table:table-cell table:formula="of:=AVERAGE([.B65];[.D65];[.F65])" office:value-type="float" office:value="0.967353294816009" calcext:value-type="float">
            <text:p>0.967353294816009</text:p>
          </table:table-cell>
          <table:table-cell table:number-columns-repeated="2"/>
        </table:table-row>
        <table:table-row table:style-name="ro1">
          <table:table-cell office:value-type="float" office:value="9.3669" calcext:value-type="float">
            <text:p>9.3669</text:p>
          </table:table-cell>
          <table:table-cell table:formula="of:=[.A66]/[.$J$2]" office:value-type="float" office:value="0.968125019379244" calcext:value-type="float">
            <text:p>0.968125019379244</text:p>
          </table:table-cell>
          <table:table-cell office:value-type="float" office:value="9.3452" calcext:value-type="float">
            <text:p>9.3452</text:p>
          </table:table-cell>
          <table:table-cell table:formula="of:=[.C66]/[.$J$2]" office:value-type="float" office:value="0.965882194867343" calcext:value-type="float">
            <text:p>0.965882194867343</text:p>
          </table:table-cell>
          <table:table-cell office:value-type="float" office:value="9.3925" calcext:value-type="float">
            <text:p>9.3925</text:p>
          </table:table-cell>
          <table:table-cell table:formula="of:=[.E66]/[.$J$2]" office:value-type="float" office:value="0.970770932167478" calcext:value-type="float">
            <text:p>0.970770932167478</text:p>
          </table:table-cell>
          <table:table-cell table:formula="of:=AVERAGE([.A66];[.C66];[.E66])" office:value-type="float" office:value="9.3682" calcext:value-type="float">
            <text:p>9.3682</text:p>
          </table:table-cell>
          <table:table-cell table:formula="of:=AVERAGE([.B66];[.D66];[.F66])" office:value-type="float" office:value="0.968259382138021" calcext:value-type="float">
            <text:p>0.968259382138021</text:p>
          </table:table-cell>
          <table:table-cell table:number-columns-repeated="2"/>
        </table:table-row>
        <table:table-row table:style-name="ro1">
          <table:table-cell office:value-type="float" office:value="9.3756" calcext:value-type="float">
            <text:p>9.3756</text:p>
          </table:table-cell>
          <table:table-cell table:formula="of:=[.A67]/[.$J$2]" office:value-type="float" office:value="0.96902421630337" calcext:value-type="float">
            <text:p>0.96902421630337</text:p>
          </table:table-cell>
          <table:table-cell office:value-type="float" office:value="9.3542" calcext:value-type="float">
            <text:p>9.3542</text:p>
          </table:table-cell>
          <table:table-cell table:formula="of:=[.C67]/[.$J$2]" office:value-type="float" office:value="0.966812398581956" calcext:value-type="float">
            <text:p>0.966812398581956</text:p>
          </table:table-cell>
          <table:table-cell office:value-type="float" office:value="9.401" calcext:value-type="float">
            <text:p>9.401</text:p>
          </table:table-cell>
          <table:table-cell table:formula="of:=[.E67]/[.$J$2]" office:value-type="float" office:value="0.971649457897946" calcext:value-type="float">
            <text:p>0.971649457897946</text:p>
          </table:table-cell>
          <table:table-cell table:formula="of:=AVERAGE([.A67];[.C67];[.E67])" office:value-type="float" office:value="9.37693333333333" calcext:value-type="float">
            <text:p>9.37693333333333</text:p>
          </table:table-cell>
          <table:table-cell table:formula="of:=AVERAGE([.B67];[.D67];[.F67])" office:value-type="float" office:value="0.969162024261091" calcext:value-type="float">
            <text:p>0.969162024261091</text:p>
          </table:table-cell>
          <table:table-cell table:number-columns-repeated="2"/>
        </table:table-row>
        <table:table-row table:style-name="ro1">
          <table:table-cell office:value-type="float" office:value="9.3844" calcext:value-type="float">
            <text:p>9.3844</text:p>
          </table:table-cell>
          <table:table-cell table:formula="of:=[.A68]/[.$J$2]" office:value-type="float" office:value="0.969933748824326" calcext:value-type="float">
            <text:p>0.969933748824326</text:p>
          </table:table-cell>
          <table:table-cell office:value-type="float" office:value="9.3631" calcext:value-type="float">
            <text:p>9.3631</text:p>
          </table:table-cell>
          <table:table-cell table:formula="of:=[.C68]/[.$J$2]" office:value-type="float" office:value="0.967732266699741" calcext:value-type="float">
            <text:p>0.967732266699741</text:p>
          </table:table-cell>
          <table:table-cell office:value-type="float" office:value="9.4095" calcext:value-type="float">
            <text:p>9.4095</text:p>
          </table:table-cell>
          <table:table-cell table:formula="of:=[.E68]/[.$J$2]" office:value-type="float" office:value="0.972527983628414" calcext:value-type="float">
            <text:p>0.972527983628414</text:p>
          </table:table-cell>
          <table:table-cell table:formula="of:=AVERAGE([.A68];[.C68];[.E68])" office:value-type="float" office:value="9.38566666666667" calcext:value-type="float">
            <text:p>9.38566666666667</text:p>
          </table:table-cell>
          <table:table-cell table:formula="of:=AVERAGE([.B68];[.D68];[.F68])" office:value-type="float" office:value="0.97006466638416" calcext:value-type="float">
            <text:p>0.97006466638416</text:p>
          </table:table-cell>
          <table:table-cell table:number-columns-repeated="2"/>
        </table:table-row>
        <table:table-row table:style-name="ro1">
          <table:table-cell office:value-type="float" office:value="9.3931" calcext:value-type="float">
            <text:p>9.3931</text:p>
          </table:table-cell>
          <table:table-cell table:formula="of:=[.A69]/[.$J$2]" office:value-type="float" office:value="0.970832945748452" calcext:value-type="float">
            <text:p>0.970832945748452</text:p>
          </table:table-cell>
          <table:table-cell office:value-type="float" office:value="9.3721" calcext:value-type="float">
            <text:p>9.3721</text:p>
          </table:table-cell>
          <table:table-cell table:formula="of:=[.C69]/[.$J$2]" office:value-type="float" office:value="0.968662470414354" calcext:value-type="float">
            <text:p>0.968662470414354</text:p>
          </table:table-cell>
          <table:table-cell office:value-type="float" office:value="9.418" calcext:value-type="float">
            <text:p>9.418</text:p>
          </table:table-cell>
          <table:table-cell table:formula="of:=[.E69]/[.$J$2]" office:value-type="float" office:value="0.973406509358883" calcext:value-type="float">
            <text:p>0.973406509358883</text:p>
          </table:table-cell>
          <table:table-cell table:formula="of:=AVERAGE([.A69];[.C69];[.E69])" office:value-type="float" office:value="9.3944" calcext:value-type="float">
            <text:p>9.3944</text:p>
          </table:table-cell>
          <table:table-cell table:formula="of:=AVERAGE([.B69];[.D69];[.F69])" office:value-type="float" office:value="0.97096730850723" calcext:value-type="float">
            <text:p>0.97096730850723</text:p>
          </table:table-cell>
          <table:table-cell table:number-columns-repeated="2"/>
        </table:table-row>
        <table:table-row table:style-name="ro1">
          <table:table-cell office:value-type="float" office:value="9.4019" calcext:value-type="float">
            <text:p>9.4019</text:p>
          </table:table-cell>
          <table:table-cell table:formula="of:=[.A70]/[.$J$2]" office:value-type="float" office:value="0.971742478269408" calcext:value-type="float">
            <text:p>0.971742478269408</text:p>
          </table:table-cell>
          <table:table-cell office:value-type="float" office:value="9.3811" calcext:value-type="float">
            <text:p>9.3811</text:p>
          </table:table-cell>
          <table:table-cell table:formula="of:=[.C70]/[.$J$2]" office:value-type="float" office:value="0.969592674128968" calcext:value-type="float">
            <text:p>0.969592674128968</text:p>
          </table:table-cell>
          <table:table-cell office:value-type="float" office:value="9.4265" calcext:value-type="float">
            <text:p>9.4265</text:p>
          </table:table-cell>
          <table:table-cell table:formula="of:=[.E70]/[.$J$2]" office:value-type="float" office:value="0.974285035089351" calcext:value-type="float">
            <text:p>0.974285035089351</text:p>
          </table:table-cell>
          <table:table-cell table:formula="of:=AVERAGE([.A70];[.C70];[.E70])" office:value-type="float" office:value="9.40316666666667" calcext:value-type="float">
            <text:p>9.40316666666667</text:p>
          </table:table-cell>
          <table:table-cell table:formula="of:=AVERAGE([.B70];[.D70];[.F70])" office:value-type="float" office:value="0.971873395829242" calcext:value-type="float">
            <text:p>0.971873395829242</text:p>
          </table:table-cell>
          <table:table-cell table:number-columns-repeated="2"/>
        </table:table-row>
        <table:table-row table:style-name="ro1">
          <table:table-cell office:value-type="float" office:value="9.4106" calcext:value-type="float">
            <text:p>9.4106</text:p>
          </table:table-cell>
          <table:table-cell table:formula="of:=[.A71]/[.$J$2]" office:value-type="float" office:value="0.972641675193534" calcext:value-type="float">
            <text:p>0.972641675193534</text:p>
          </table:table-cell>
          <table:table-cell office:value-type="float" office:value="9.3902" calcext:value-type="float">
            <text:p>9.3902</text:p>
          </table:table-cell>
          <table:table-cell table:formula="of:=[.C71]/[.$J$2]" office:value-type="float" office:value="0.97053321344041" calcext:value-type="float">
            <text:p>0.97053321344041</text:p>
          </table:table-cell>
          <table:table-cell office:value-type="float" office:value="9.435" calcext:value-type="float">
            <text:p>9.435</text:p>
          </table:table-cell>
          <table:table-cell table:formula="of:=[.E71]/[.$J$2]" office:value-type="float" office:value="0.97516356081982" calcext:value-type="float">
            <text:p>0.97516356081982</text:p>
          </table:table-cell>
          <table:table-cell table:formula="of:=AVERAGE([.A71];[.C71];[.E71])" office:value-type="float" office:value="9.41193333333334" calcext:value-type="float">
            <text:p>9.41193333333334</text:p>
          </table:table-cell>
          <table:table-cell table:formula="of:=AVERAGE([.B71];[.D71];[.F71])" office:value-type="float" office:value="0.972779483151255" calcext:value-type="float">
            <text:p>0.972779483151255</text:p>
          </table:table-cell>
          <table:table-cell table:number-columns-repeated="2"/>
        </table:table-row>
        <table:table-row table:style-name="ro1">
          <table:table-cell office:value-type="float" office:value="9.4195" calcext:value-type="float">
            <text:p>9.4195</text:p>
          </table:table-cell>
          <table:table-cell table:formula="of:=[.A72]/[.$J$2]" office:value-type="float" office:value="0.973561543311318" calcext:value-type="float">
            <text:p>0.973561543311318</text:p>
          </table:table-cell>
          <table:table-cell office:value-type="float" office:value="9.3994" calcext:value-type="float">
            <text:p>9.3994</text:p>
          </table:table-cell>
          <table:table-cell table:formula="of:=[.C72]/[.$J$2]" office:value-type="float" office:value="0.971484088348682" calcext:value-type="float">
            <text:p>0.971484088348682</text:p>
          </table:table-cell>
          <table:table-cell office:value-type="float" office:value="9.4433" calcext:value-type="float">
            <text:p>9.4433</text:p>
          </table:table-cell>
          <table:table-cell table:formula="of:=[.E72]/[.$J$2]" office:value-type="float" office:value="0.97602141535663" calcext:value-type="float">
            <text:p>0.97602141535663</text:p>
          </table:table-cell>
          <table:table-cell table:formula="of:=AVERAGE([.A72];[.C72];[.E72])" office:value-type="float" office:value="9.42073333333333" calcext:value-type="float">
            <text:p>9.42073333333333</text:p>
          </table:table-cell>
          <table:table-cell table:formula="of:=AVERAGE([.B72];[.D72];[.F72])" office:value-type="float" office:value="0.97368901567221" calcext:value-type="float">
            <text:p>0.97368901567221</text:p>
          </table:table-cell>
          <table:table-cell table:number-columns-repeated="2"/>
        </table:table-row>
        <table:table-row table:style-name="ro1">
          <table:table-cell office:value-type="float" office:value="9.4284" calcext:value-type="float">
            <text:p>9.4284</text:p>
          </table:table-cell>
          <table:table-cell table:formula="of:=[.A73]/[.$J$2]" office:value-type="float" office:value="0.974481411429103" calcext:value-type="float">
            <text:p>0.974481411429103</text:p>
          </table:table-cell>
          <table:table-cell office:value-type="float" office:value="9.4084" calcext:value-type="float">
            <text:p>9.4084</text:p>
          </table:table-cell>
          <table:table-cell table:formula="of:=[.C73]/[.$J$2]" office:value-type="float" office:value="0.972414292063295" calcext:value-type="float">
            <text:p>0.972414292063295</text:p>
          </table:table-cell>
          <table:table-cell office:value-type="float" office:value="9.4518" calcext:value-type="float">
            <text:p>9.4518</text:p>
          </table:table-cell>
          <table:table-cell table:formula="of:=[.E73]/[.$J$2]" office:value-type="float" office:value="0.976899941087098" calcext:value-type="float">
            <text:p>0.976899941087098</text:p>
          </table:table-cell>
          <table:table-cell table:formula="of:=AVERAGE([.A73];[.C73];[.E73])" office:value-type="float" office:value="9.42953333333333" calcext:value-type="float">
            <text:p>9.42953333333333</text:p>
          </table:table-cell>
          <table:table-cell table:formula="of:=AVERAGE([.B73];[.D73];[.F73])" office:value-type="float" office:value="0.974598548193165" calcext:value-type="float">
            <text:p>0.974598548193165</text:p>
          </table:table-cell>
          <table:table-cell table:number-columns-repeated="2"/>
        </table:table-row>
        <table:table-row table:style-name="ro1">
          <table:table-cell office:value-type="float" office:value="9.4372" calcext:value-type="float">
            <text:p>9.4372</text:p>
          </table:table-cell>
          <table:table-cell table:formula="of:=[.A74]/[.$J$2]" office:value-type="float" office:value="0.975390943950058" calcext:value-type="float">
            <text:p>0.975390943950058</text:p>
          </table:table-cell>
          <table:table-cell office:value-type="float" office:value="9.4175" calcext:value-type="float">
            <text:p>9.4175</text:p>
          </table:table-cell>
          <table:table-cell table:formula="of:=[.C74]/[.$J$2]" office:value-type="float" office:value="0.973354831374738" calcext:value-type="float">
            <text:p>0.973354831374738</text:p>
          </table:table-cell>
          <table:table-cell office:value-type="float" office:value="9.4604" calcext:value-type="float">
            <text:p>9.4604</text:p>
          </table:table-cell>
          <table:table-cell table:formula="of:=[.E74]/[.$J$2]" office:value-type="float" office:value="0.977788802414395" calcext:value-type="float">
            <text:p>0.977788802414395</text:p>
          </table:table-cell>
          <table:table-cell table:formula="of:=AVERAGE([.A74];[.C74];[.E74])" office:value-type="float" office:value="9.43836666666667" calcext:value-type="float">
            <text:p>9.43836666666667</text:p>
          </table:table-cell>
          <table:table-cell table:formula="of:=AVERAGE([.B74];[.D74];[.F74])" office:value-type="float" office:value="0.975511525913064" calcext:value-type="float">
            <text:p>0.975511525913064</text:p>
          </table:table-cell>
          <table:table-cell table:number-columns-repeated="2"/>
        </table:table-row>
        <table:table-row table:style-name="ro1">
          <table:table-cell office:value-type="float" office:value="9.446" calcext:value-type="float">
            <text:p>9.446</text:p>
          </table:table-cell>
          <table:table-cell table:formula="of:=[.A75]/[.$J$2]" office:value-type="float" office:value="0.976300476471014" calcext:value-type="float">
            <text:p>0.976300476471014</text:p>
          </table:table-cell>
          <table:table-cell office:value-type="float" office:value="9.4266" calcext:value-type="float">
            <text:p>9.4266</text:p>
          </table:table-cell>
          <table:table-cell table:formula="of:=[.C75]/[.$J$2]" office:value-type="float" office:value="0.97429537068618" calcext:value-type="float">
            <text:p>0.97429537068618</text:p>
          </table:table-cell>
          <table:table-cell office:value-type="float" office:value="9.4689" calcext:value-type="float">
            <text:p>9.4689</text:p>
          </table:table-cell>
          <table:table-cell table:formula="of:=[.E75]/[.$J$2]" office:value-type="float" office:value="0.978667328144864" calcext:value-type="float">
            <text:p>0.978667328144864</text:p>
          </table:table-cell>
          <table:table-cell table:formula="of:=AVERAGE([.A75];[.C75];[.E75])" office:value-type="float" office:value="9.44716666666667" calcext:value-type="float">
            <text:p>9.44716666666667</text:p>
          </table:table-cell>
          <table:table-cell table:formula="of:=AVERAGE([.B75];[.D75];[.F75])" office:value-type="float" office:value="0.976421058434019" calcext:value-type="float">
            <text:p>0.976421058434019</text:p>
          </table:table-cell>
          <table:table-cell table:number-columns-repeated="2"/>
        </table:table-row>
        <table:table-row table:style-name="ro1">
          <table:table-cell office:value-type="float" office:value="9.4549" calcext:value-type="float">
            <text:p>9.4549</text:p>
          </table:table-cell>
          <table:table-cell table:formula="of:=[.A76]/[.$J$2]" office:value-type="float" office:value="0.977220344588798" calcext:value-type="float">
            <text:p>0.977220344588798</text:p>
          </table:table-cell>
          <table:table-cell office:value-type="float" office:value="9.4357" calcext:value-type="float">
            <text:p>9.4357</text:p>
          </table:table-cell>
          <table:table-cell table:formula="of:=[.C76]/[.$J$2]" office:value-type="float" office:value="0.975235909997623" calcext:value-type="float">
            <text:p>0.975235909997623</text:p>
          </table:table-cell>
          <table:table-cell office:value-type="float" office:value="9.4775" calcext:value-type="float">
            <text:p>9.4775</text:p>
          </table:table-cell>
          <table:table-cell table:formula="of:=[.E76]/[.$J$2]" office:value-type="float" office:value="0.979556189472161" calcext:value-type="float">
            <text:p>0.979556189472161</text:p>
          </table:table-cell>
          <table:table-cell table:formula="of:=AVERAGE([.A76];[.C76];[.E76])" office:value-type="float" office:value="9.45603333333333" calcext:value-type="float">
            <text:p>9.45603333333333</text:p>
          </table:table-cell>
          <table:table-cell table:formula="of:=AVERAGE([.B76];[.D76];[.F76])" office:value-type="float" office:value="0.977337481352861" calcext:value-type="float">
            <text:p>0.977337481352861</text:p>
          </table:table-cell>
          <table:table-cell table:number-columns-repeated="2"/>
        </table:table-row>
        <table:table-row table:style-name="ro1">
          <table:table-cell office:value-type="float" office:value="9.4637" calcext:value-type="float">
            <text:p>9.4637</text:p>
          </table:table-cell>
          <table:table-cell table:formula="of:=[.A77]/[.$J$2]" office:value-type="float" office:value="0.978129877109754" calcext:value-type="float">
            <text:p>0.978129877109754</text:p>
          </table:table-cell>
          <table:table-cell office:value-type="float" office:value="9.4448" calcext:value-type="float">
            <text:p>9.4448</text:p>
          </table:table-cell>
          <table:table-cell table:formula="of:=[.C77]/[.$J$2]" office:value-type="float" office:value="0.976176449309065" calcext:value-type="float">
            <text:p>0.976176449309065</text:p>
          </table:table-cell>
          <table:table-cell office:value-type="float" office:value="9.486" calcext:value-type="float">
            <text:p>9.486</text:p>
          </table:table-cell>
          <table:table-cell table:formula="of:=[.E77]/[.$J$2]" office:value-type="float" office:value="0.980434715202629" calcext:value-type="float">
            <text:p>0.980434715202629</text:p>
          </table:table-cell>
          <table:table-cell table:formula="of:=AVERAGE([.A77];[.C77];[.E77])" office:value-type="float" office:value="9.46483333333333" calcext:value-type="float">
            <text:p>9.46483333333333</text:p>
          </table:table-cell>
          <table:table-cell table:formula="of:=AVERAGE([.B77];[.D77];[.F77])" office:value-type="float" office:value="0.978247013873816" calcext:value-type="float">
            <text:p>0.978247013873816</text:p>
          </table:table-cell>
          <table:table-cell table:number-columns-repeated="2"/>
        </table:table-row>
        <table:table-row table:style-name="ro1">
          <table:table-cell office:value-type="float" office:value="9.4725" calcext:value-type="float">
            <text:p>9.4725</text:p>
          </table:table-cell>
          <table:table-cell table:formula="of:=[.A78]/[.$J$2]" office:value-type="float" office:value="0.979039409630709" calcext:value-type="float">
            <text:p>0.979039409630709</text:p>
          </table:table-cell>
          <table:table-cell office:value-type="float" office:value="9.454" calcext:value-type="float">
            <text:p>9.454</text:p>
          </table:table-cell>
          <table:table-cell table:formula="of:=[.C78]/[.$J$2]" office:value-type="float" office:value="0.977127324217337" calcext:value-type="float">
            <text:p>0.977127324217337</text:p>
          </table:table-cell>
          <table:table-cell office:value-type="float" office:value="9.4945" calcext:value-type="float">
            <text:p>9.4945</text:p>
          </table:table-cell>
          <table:table-cell table:formula="of:=[.E78]/[.$J$2]" office:value-type="float" office:value="0.981313240933098" calcext:value-type="float">
            <text:p>0.981313240933098</text:p>
          </table:table-cell>
          <table:table-cell table:formula="of:=AVERAGE([.A78];[.C78];[.E78])" office:value-type="float" office:value="9.47366666666667" calcext:value-type="float">
            <text:p>9.47366666666667</text:p>
          </table:table-cell>
          <table:table-cell table:formula="of:=AVERAGE([.B78];[.D78];[.F78])" office:value-type="float" office:value="0.979159991593714" calcext:value-type="float">
            <text:p>0.979159991593714</text:p>
          </table:table-cell>
          <table:table-cell table:number-columns-repeated="2"/>
        </table:table-row>
        <table:table-row table:style-name="ro1">
          <table:table-cell office:value-type="float" office:value="9.4815" calcext:value-type="float">
            <text:p>9.4815</text:p>
          </table:table-cell>
          <table:table-cell table:formula="of:=[.A79]/[.$J$2]" office:value-type="float" office:value="0.979969613345323" calcext:value-type="float">
            <text:p>0.979969613345323</text:p>
          </table:table-cell>
          <table:table-cell office:value-type="float" office:value="9.4632" calcext:value-type="float">
            <text:p>9.4632</text:p>
          </table:table-cell>
          <table:table-cell table:formula="of:=[.C79]/[.$J$2]" office:value-type="float" office:value="0.978078199125608" calcext:value-type="float">
            <text:p>0.978078199125608</text:p>
          </table:table-cell>
          <table:table-cell office:value-type="float" office:value="9.503" calcext:value-type="float">
            <text:p>9.503</text:p>
          </table:table-cell>
          <table:table-cell table:formula="of:=[.E79]/[.$J$2]" office:value-type="float" office:value="0.982191766663566" calcext:value-type="float">
            <text:p>0.982191766663566</text:p>
          </table:table-cell>
          <table:table-cell table:formula="of:=AVERAGE([.A79];[.C79];[.E79])" office:value-type="float" office:value="9.48256666666667" calcext:value-type="float">
            <text:p>9.48256666666667</text:p>
          </table:table-cell>
          <table:table-cell table:formula="of:=AVERAGE([.B79];[.D79];[.F79])" office:value-type="float" office:value="0.980079859711499" calcext:value-type="float">
            <text:p>0.980079859711499</text:p>
          </table:table-cell>
          <table:table-cell table:number-columns-repeated="2"/>
        </table:table-row>
        <table:table-row table:style-name="ro1">
          <table:table-cell office:value-type="float" office:value="9.4901" calcext:value-type="float">
            <text:p>9.4901</text:p>
          </table:table-cell>
          <table:table-cell table:formula="of:=[.A80]/[.$J$2]" office:value-type="float" office:value="0.98085847467262" calcext:value-type="float">
            <text:p>0.98085847467262</text:p>
          </table:table-cell>
          <table:table-cell office:value-type="float" office:value="9.4722" calcext:value-type="float">
            <text:p>9.4722</text:p>
          </table:table-cell>
          <table:table-cell table:formula="of:=[.C80]/[.$J$2]" office:value-type="float" office:value="0.979008402840222" calcext:value-type="float">
            <text:p>0.979008402840222</text:p>
          </table:table-cell>
          <table:table-cell office:value-type="float" office:value="9.5112" calcext:value-type="float">
            <text:p>9.5112</text:p>
          </table:table-cell>
          <table:table-cell table:formula="of:=[.E80]/[.$J$2]" office:value-type="float" office:value="0.983039285603547" calcext:value-type="float">
            <text:p>0.983039285603547</text:p>
          </table:table-cell>
          <table:table-cell table:formula="of:=AVERAGE([.A80];[.C80];[.E80])" office:value-type="float" office:value="9.49116666666667" calcext:value-type="float">
            <text:p>9.49116666666667</text:p>
          </table:table-cell>
          <table:table-cell table:formula="of:=AVERAGE([.B80];[.D80];[.F80])" office:value-type="float" office:value="0.980968721038797" calcext:value-type="float">
            <text:p>0.980968721038797</text:p>
          </table:table-cell>
          <table:table-cell table:number-columns-repeated="2"/>
        </table:table-row>
        <table:table-row table:style-name="ro1">
          <table:table-cell office:value-type="float" office:value="9.4988" calcext:value-type="float">
            <text:p>9.4988</text:p>
          </table:table-cell>
          <table:table-cell table:formula="of:=[.A81]/[.$J$2]" office:value-type="float" office:value="0.981757671596746" calcext:value-type="float">
            <text:p>0.981757671596746</text:p>
          </table:table-cell>
          <table:table-cell office:value-type="float" office:value="9.4811" calcext:value-type="float">
            <text:p>9.4811</text:p>
          </table:table-cell>
          <table:table-cell table:formula="of:=[.C81]/[.$J$2]" office:value-type="float" office:value="0.979928270958006" calcext:value-type="float">
            <text:p>0.979928270958006</text:p>
          </table:table-cell>
          <table:table-cell office:value-type="float" office:value="9.5195" calcext:value-type="float">
            <text:p>9.5195</text:p>
          </table:table-cell>
          <table:table-cell table:formula="of:=[.E81]/[.$J$2]" office:value-type="float" office:value="0.983897140140357" calcext:value-type="float">
            <text:p>0.983897140140357</text:p>
          </table:table-cell>
          <table:table-cell table:formula="of:=AVERAGE([.A81];[.C81];[.E81])" office:value-type="float" office:value="9.4998" calcext:value-type="float">
            <text:p>9.4998</text:p>
          </table:table-cell>
          <table:table-cell table:formula="of:=AVERAGE([.B81];[.D81];[.F81])" office:value-type="float" office:value="0.981861027565037" calcext:value-type="float">
            <text:p>0.981861027565037</text:p>
          </table:table-cell>
          <table:table-cell table:number-columns-repeated="2"/>
        </table:table-row>
        <table:table-row table:style-name="ro1">
          <table:table-cell office:value-type="float" office:value="9.5074" calcext:value-type="float">
            <text:p>9.5074</text:p>
          </table:table-cell>
          <table:table-cell table:formula="of:=[.A82]/[.$J$2]" office:value-type="float" office:value="0.982646532924044" calcext:value-type="float">
            <text:p>0.982646532924044</text:p>
          </table:table-cell>
          <table:table-cell office:value-type="float" office:value="9.49" calcext:value-type="float">
            <text:p>9.49</text:p>
          </table:table-cell>
          <table:table-cell table:formula="of:=[.C82]/[.$J$2]" office:value-type="float" office:value="0.980848139075791" calcext:value-type="float">
            <text:p>0.980848139075791</text:p>
          </table:table-cell>
          <table:table-cell office:value-type="float" office:value="9.5279" calcext:value-type="float">
            <text:p>9.5279</text:p>
          </table:table-cell>
          <table:table-cell table:formula="of:=[.E82]/[.$J$2]" office:value-type="float" office:value="0.984765330273997" calcext:value-type="float">
            <text:p>0.984765330273997</text:p>
          </table:table-cell>
          <table:table-cell table:formula="of:=AVERAGE([.A82];[.C82];[.E82])" office:value-type="float" office:value="9.50843333333333" calcext:value-type="float">
            <text:p>9.50843333333333</text:p>
          </table:table-cell>
          <table:table-cell table:formula="of:=AVERAGE([.B82];[.D82];[.F82])" office:value-type="float" office:value="0.982753334091277" calcext:value-type="float">
            <text:p>0.982753334091277</text:p>
          </table:table-cell>
          <table:table-cell table:number-columns-repeated="2"/>
        </table:table-row>
        <table:table-row table:style-name="ro1">
          <table:table-cell office:value-type="float" office:value="9.5161" calcext:value-type="float">
            <text:p>9.5161</text:p>
          </table:table-cell>
          <table:table-cell table:formula="of:=[.A83]/[.$J$2]" office:value-type="float" office:value="0.98354572984817" calcext:value-type="float">
            <text:p>0.98354572984817</text:p>
          </table:table-cell>
          <table:table-cell office:value-type="float" office:value="9.4989" calcext:value-type="float">
            <text:p>9.4989</text:p>
          </table:table-cell>
          <table:table-cell table:formula="of:=[.C83]/[.$J$2]" office:value-type="float" office:value="0.981768007193575" calcext:value-type="float">
            <text:p>0.981768007193575</text:p>
          </table:table-cell>
          <table:table-cell office:value-type="float" office:value="9.5362" calcext:value-type="float">
            <text:p>9.5362</text:p>
          </table:table-cell>
          <table:table-cell table:formula="of:=[.E83]/[.$J$2]" office:value-type="float" office:value="0.985623184810807" calcext:value-type="float">
            <text:p>0.985623184810807</text:p>
          </table:table-cell>
          <table:table-cell table:formula="of:=AVERAGE([.A83];[.C83];[.E83])" office:value-type="float" office:value="9.51706666666667" calcext:value-type="float">
            <text:p>9.51706666666667</text:p>
          </table:table-cell>
          <table:table-cell table:formula="of:=AVERAGE([.B83];[.D83];[.F83])" office:value-type="float" office:value="0.983645640617517" calcext:value-type="float">
            <text:p>0.983645640617517</text:p>
          </table:table-cell>
          <table:table-cell table:number-columns-repeated="2"/>
        </table:table-row>
        <table:table-row table:style-name="ro1">
          <table:table-cell office:value-type="float" office:value="9.5247" calcext:value-type="float">
            <text:p>9.5247</text:p>
          </table:table-cell>
          <table:table-cell table:formula="of:=[.A84]/[.$J$2]" office:value-type="float" office:value="0.984434591175467" calcext:value-type="float">
            <text:p>0.984434591175467</text:p>
          </table:table-cell>
          <table:table-cell office:value-type="float" office:value="9.5078" calcext:value-type="float">
            <text:p>9.5078</text:p>
          </table:table-cell>
          <table:table-cell table:formula="of:=[.C84]/[.$J$2]" office:value-type="float" office:value="0.98268787531136" calcext:value-type="float">
            <text:p>0.98268787531136</text:p>
          </table:table-cell>
          <table:table-cell office:value-type="float" office:value="9.5446" calcext:value-type="float">
            <text:p>9.5446</text:p>
          </table:table-cell>
          <table:table-cell table:formula="of:=[.E84]/[.$J$2]" office:value-type="float" office:value="0.986491374944446" calcext:value-type="float">
            <text:p>0.986491374944446</text:p>
          </table:table-cell>
          <table:table-cell table:formula="of:=AVERAGE([.A84];[.C84];[.E84])" office:value-type="float" office:value="9.5257" calcext:value-type="float">
            <text:p>9.5257</text:p>
          </table:table-cell>
          <table:table-cell table:formula="of:=AVERAGE([.B84];[.D84];[.F84])" office:value-type="float" office:value="0.984537947143758" calcext:value-type="float">
            <text:p>0.984537947143758</text:p>
          </table:table-cell>
          <table:table-cell table:number-columns-repeated="2"/>
        </table:table-row>
        <table:table-row table:style-name="ro1">
          <table:table-cell office:value-type="float" office:value="9.5334" calcext:value-type="float">
            <text:p>9.5334</text:p>
          </table:table-cell>
          <table:table-cell table:formula="of:=[.A85]/[.$J$2]" office:value-type="float" office:value="0.985333788099594" calcext:value-type="float">
            <text:p>0.985333788099594</text:p>
          </table:table-cell>
          <table:table-cell office:value-type="float" office:value="9.5168" calcext:value-type="float">
            <text:p>9.5168</text:p>
          </table:table-cell>
          <table:table-cell table:formula="of:=[.C85]/[.$J$2]" office:value-type="float" office:value="0.983618079025973" calcext:value-type="float">
            <text:p>0.983618079025973</text:p>
          </table:table-cell>
          <table:table-cell office:value-type="float" office:value="9.5529" calcext:value-type="float">
            <text:p>9.5529</text:p>
          </table:table-cell>
          <table:table-cell table:formula="of:=[.E85]/[.$J$2]" office:value-type="float" office:value="0.987349229481256" calcext:value-type="float">
            <text:p>0.987349229481256</text:p>
          </table:table-cell>
          <table:table-cell table:formula="of:=AVERAGE([.A85];[.C85];[.E85])" office:value-type="float" office:value="9.53436666666667" calcext:value-type="float">
            <text:p>9.53436666666667</text:p>
          </table:table-cell>
          <table:table-cell table:formula="of:=AVERAGE([.B85];[.D85];[.F85])" office:value-type="float" office:value="0.985433698868941" calcext:value-type="float">
            <text:p>0.985433698868941</text:p>
          </table:table-cell>
          <table:table-cell table:number-columns-repeated="2"/>
        </table:table-row>
        <table:table-row table:style-name="ro1">
          <table:table-cell office:value-type="float" office:value="9.5421" calcext:value-type="float">
            <text:p>9.5421</text:p>
          </table:table-cell>
          <table:table-cell table:formula="of:=[.A86]/[.$J$2]" office:value-type="float" office:value="0.98623298502372" calcext:value-type="float">
            <text:p>0.98623298502372</text:p>
          </table:table-cell>
          <table:table-cell office:value-type="float" office:value="9.5259" calcext:value-type="float">
            <text:p>9.5259</text:p>
          </table:table-cell>
          <table:table-cell table:formula="of:=[.C86]/[.$J$2]" office:value-type="float" office:value="0.984558618337416" calcext:value-type="float">
            <text:p>0.984558618337416</text:p>
          </table:table-cell>
          <table:table-cell office:value-type="float" office:value="9.5613" calcext:value-type="float">
            <text:p>9.5613</text:p>
          </table:table-cell>
          <table:table-cell table:formula="of:=[.E86]/[.$J$2]" office:value-type="float" office:value="0.988217419614896" calcext:value-type="float">
            <text:p>0.988217419614896</text:p>
          </table:table-cell>
          <table:table-cell table:formula="of:=AVERAGE([.A86];[.C86];[.E86])" office:value-type="float" office:value="9.5431" calcext:value-type="float">
            <text:p>9.5431</text:p>
          </table:table-cell>
          <table:table-cell table:formula="of:=AVERAGE([.B86];[.D86];[.F86])" office:value-type="float" office:value="0.986336340992011" calcext:value-type="float">
            <text:p>0.986336340992011</text:p>
          </table:table-cell>
          <table:table-cell table:number-columns-repeated="2"/>
        </table:table-row>
        <table:table-row table:style-name="ro1">
          <table:table-cell office:value-type="float" office:value="9.5505" calcext:value-type="float">
            <text:p>9.5505</text:p>
          </table:table-cell>
          <table:table-cell table:formula="of:=[.A87]/[.$J$2]" office:value-type="float" office:value="0.987101175157359" calcext:value-type="float">
            <text:p>0.987101175157359</text:p>
          </table:table-cell>
          <table:table-cell office:value-type="float" office:value="9.5346" calcext:value-type="float">
            <text:p>9.5346</text:p>
          </table:table-cell>
          <table:table-cell table:formula="of:=[.C87]/[.$J$2]" office:value-type="float" office:value="0.985457815261542" calcext:value-type="float">
            <text:p>0.985457815261542</text:p>
          </table:table-cell>
          <table:table-cell office:value-type="float" office:value="9.5691" calcext:value-type="float">
            <text:p>9.5691</text:p>
          </table:table-cell>
          <table:table-cell table:formula="of:=[.E87]/[.$J$2]" office:value-type="float" office:value="0.989023596167561" calcext:value-type="float">
            <text:p>0.989023596167561</text:p>
          </table:table-cell>
          <table:table-cell table:formula="of:=AVERAGE([.A87];[.C87];[.E87])" office:value-type="float" office:value="9.5514" calcext:value-type="float">
            <text:p>9.5514</text:p>
          </table:table-cell>
          <table:table-cell table:formula="of:=AVERAGE([.B87];[.D87];[.F87])" office:value-type="float" office:value="0.987194195528821" calcext:value-type="float">
            <text:p>0.987194195528821</text:p>
          </table:table-cell>
          <table:table-cell table:number-columns-repeated="2"/>
        </table:table-row>
        <table:table-row table:style-name="ro1">
          <table:table-cell office:value-type="float" office:value="9.5587" calcext:value-type="float">
            <text:p>9.5587</text:p>
          </table:table-cell>
          <table:table-cell table:formula="of:=[.A88]/[.$J$2]" office:value-type="float" office:value="0.987948694097341" calcext:value-type="float">
            <text:p>0.987948694097341</text:p>
          </table:table-cell>
          <table:table-cell office:value-type="float" office:value="9.5431" calcext:value-type="float">
            <text:p>9.5431</text:p>
          </table:table-cell>
          <table:table-cell table:formula="of:=[.C88]/[.$J$2]" office:value-type="float" office:value="0.986336340992011" calcext:value-type="float">
            <text:p>0.986336340992011</text:p>
          </table:table-cell>
          <table:table-cell office:value-type="float" office:value="9.5771" calcext:value-type="float">
            <text:p>9.5771</text:p>
          </table:table-cell>
          <table:table-cell table:formula="of:=[.E88]/[.$J$2]" office:value-type="float" office:value="0.989850443913884" calcext:value-type="float">
            <text:p>0.989850443913884</text:p>
          </table:table-cell>
          <table:table-cell table:formula="of:=AVERAGE([.A88];[.C88];[.E88])" office:value-type="float" office:value="9.55963333333333" calcext:value-type="float">
            <text:p>9.55963333333333</text:p>
          </table:table-cell>
          <table:table-cell table:formula="of:=AVERAGE([.B88];[.D88];[.F88])" office:value-type="float" office:value="0.988045159667745" calcext:value-type="float">
            <text:p>0.988045159667745</text:p>
          </table:table-cell>
          <table:table-cell table:number-columns-repeated="2"/>
        </table:table-row>
        <table:table-row table:style-name="ro1">
          <table:table-cell office:value-type="float" office:value="9.567" calcext:value-type="float">
            <text:p>9.567</text:p>
          </table:table-cell>
          <table:table-cell table:formula="of:=[.A89]/[.$J$2]" office:value-type="float" office:value="0.988806548634151" calcext:value-type="float">
            <text:p>0.988806548634151</text:p>
          </table:table-cell>
          <table:table-cell office:value-type="float" office:value="9.5516" calcext:value-type="float">
            <text:p>9.5516</text:p>
          </table:table-cell>
          <table:table-cell table:formula="of:=[.C89]/[.$J$2]" office:value-type="float" office:value="0.987214866722479" calcext:value-type="float">
            <text:p>0.987214866722479</text:p>
          </table:table-cell>
          <table:table-cell office:value-type="float" office:value="9.585" calcext:value-type="float">
            <text:p>9.585</text:p>
          </table:table-cell>
          <table:table-cell table:formula="of:=[.E89]/[.$J$2]" office:value-type="float" office:value="0.990666956063378" calcext:value-type="float">
            <text:p>0.990666956063378</text:p>
          </table:table-cell>
          <table:table-cell table:formula="of:=AVERAGE([.A89];[.C89];[.E89])" office:value-type="float" office:value="9.56786666666667" calcext:value-type="float">
            <text:p>9.56786666666667</text:p>
          </table:table-cell>
          <table:table-cell table:formula="of:=AVERAGE([.B89];[.D89];[.F89])" office:value-type="float" office:value="0.988896123806669" calcext:value-type="float">
            <text:p>0.988896123806669</text:p>
          </table:table-cell>
          <table:table-cell table:number-columns-repeated="2"/>
        </table:table-row>
        <table:table-row table:style-name="ro1">
          <table:table-cell office:value-type="float" office:value="9.5752" calcext:value-type="float">
            <text:p>9.5752</text:p>
          </table:table-cell>
          <table:table-cell table:formula="of:=[.A90]/[.$J$2]" office:value-type="float" office:value="0.989654067574132" calcext:value-type="float">
            <text:p>0.989654067574132</text:p>
          </table:table-cell>
          <table:table-cell office:value-type="float" office:value="9.5601" calcext:value-type="float">
            <text:p>9.5601</text:p>
          </table:table-cell>
          <table:table-cell table:formula="of:=[.C90]/[.$J$2]" office:value-type="float" office:value="0.988093392452947" calcext:value-type="float">
            <text:p>0.988093392452947</text:p>
          </table:table-cell>
          <table:table-cell office:value-type="float" office:value="9.593" calcext:value-type="float">
            <text:p>9.593</text:p>
          </table:table-cell>
          <table:table-cell table:formula="of:=[.E90]/[.$J$2]" office:value-type="float" office:value="0.991493803809701" calcext:value-type="float">
            <text:p>0.991493803809701</text:p>
          </table:table-cell>
          <table:table-cell table:formula="of:=AVERAGE([.A90];[.C90];[.E90])" office:value-type="float" office:value="9.5761" calcext:value-type="float">
            <text:p>9.5761</text:p>
          </table:table-cell>
          <table:table-cell table:formula="of:=AVERAGE([.B90];[.D90];[.F90])" office:value-type="float" office:value="0.989747087945593" calcext:value-type="float">
            <text:p>0.989747087945593</text:p>
          </table:table-cell>
          <table:table-cell table:number-columns-repeated="2"/>
        </table:table-row>
        <table:table-row table:style-name="ro1">
          <table:table-cell office:value-type="float" office:value="9.5835" calcext:value-type="float">
            <text:p>9.5835</text:p>
          </table:table-cell>
          <table:table-cell table:formula="of:=[.A91]/[.$J$2]" office:value-type="float" office:value="0.990511922110942" calcext:value-type="float">
            <text:p>0.990511922110942</text:p>
          </table:table-cell>
          <table:table-cell office:value-type="float" office:value="9.5686" calcext:value-type="float">
            <text:p>9.5686</text:p>
          </table:table-cell>
          <table:table-cell table:formula="of:=[.C91]/[.$J$2]" office:value-type="float" office:value="0.988971918183415" calcext:value-type="float">
            <text:p>0.988971918183415</text:p>
          </table:table-cell>
          <table:table-cell office:value-type="float" office:value="9.6009" calcext:value-type="float">
            <text:p>9.6009</text:p>
          </table:table-cell>
          <table:table-cell table:formula="of:=[.E91]/[.$J$2]" office:value-type="float" office:value="0.992310315959195" calcext:value-type="float">
            <text:p>0.992310315959195</text:p>
          </table:table-cell>
          <table:table-cell table:formula="of:=AVERAGE([.A91];[.C91];[.E91])" office:value-type="float" office:value="9.58433333333333" calcext:value-type="float">
            <text:p>9.58433333333333</text:p>
          </table:table-cell>
          <table:table-cell table:formula="of:=AVERAGE([.B91];[.D91];[.F91])" office:value-type="float" office:value="0.990598052084517" calcext:value-type="float">
            <text:p>0.990598052084517</text:p>
          </table:table-cell>
          <table:table-cell table:number-columns-repeated="2"/>
        </table:table-row>
        <table:table-row table:style-name="ro1">
          <table:table-cell office:value-type="float" office:value="9.5917" calcext:value-type="float">
            <text:p>9.5917</text:p>
          </table:table-cell>
          <table:table-cell table:formula="of:=[.A92]/[.$J$2]" office:value-type="float" office:value="0.991359441050923" calcext:value-type="float">
            <text:p>0.991359441050923</text:p>
          </table:table-cell>
          <table:table-cell office:value-type="float" office:value="9.5771" calcext:value-type="float">
            <text:p>9.5771</text:p>
          </table:table-cell>
          <table:table-cell table:formula="of:=[.C92]/[.$J$2]" office:value-type="float" office:value="0.989850443913884" calcext:value-type="float">
            <text:p>0.989850443913884</text:p>
          </table:table-cell>
          <table:table-cell office:value-type="float" office:value="9.6089" calcext:value-type="float">
            <text:p>9.6089</text:p>
          </table:table-cell>
          <table:table-cell table:formula="of:=[.E92]/[.$J$2]" office:value-type="float" office:value="0.993137163705518" calcext:value-type="float">
            <text:p>0.993137163705518</text:p>
          </table:table-cell>
          <table:table-cell table:formula="of:=AVERAGE([.A92];[.C92];[.E92])" office:value-type="float" office:value="9.59256666666667" calcext:value-type="float">
            <text:p>9.59256666666667</text:p>
          </table:table-cell>
          <table:table-cell table:formula="of:=AVERAGE([.B92];[.D92];[.F92])" office:value-type="float" office:value="0.991449016223442" calcext:value-type="float">
            <text:p>0.991449016223442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A93]/[.$J$2]" office:value-type="float" office:value="0.992217295587734" calcext:value-type="float">
            <text:p>0.992217295587734</text:p>
          </table:table-cell>
          <table:table-cell office:value-type="float" office:value="9.5858" calcext:value-type="float">
            <text:p>9.5858</text:p>
          </table:table-cell>
          <table:table-cell table:formula="of:=[.C93]/[.$J$2]" office:value-type="float" office:value="0.99074964083801" calcext:value-type="float">
            <text:p>0.99074964083801</text:p>
          </table:table-cell>
          <table:table-cell office:value-type="float" office:value="9.6168" calcext:value-type="float">
            <text:p>9.6168</text:p>
          </table:table-cell>
          <table:table-cell table:formula="of:=[.E93]/[.$J$2]" office:value-type="float" office:value="0.993953675855012" calcext:value-type="float">
            <text:p>0.993953675855012</text:p>
          </table:table-cell>
          <table:table-cell table:formula="of:=AVERAGE([.A93];[.C93];[.E93])" office:value-type="float" office:value="9.60086666666667" calcext:value-type="float">
            <text:p>9.60086666666667</text:p>
          </table:table-cell>
          <table:table-cell table:formula="of:=AVERAGE([.B93];[.D93];[.F93])" office:value-type="float" office:value="0.992306870760252" calcext:value-type="float">
            <text:p>0.992306870760252</text:p>
          </table:table-cell>
          <table:table-cell table:number-columns-repeated="2"/>
        </table:table-row>
        <table:table-row table:style-name="ro1">
          <table:table-cell office:value-type="float" office:value="9.6081" calcext:value-type="float">
            <text:p>9.6081</text:p>
          </table:table-cell>
          <table:table-cell table:formula="of:=[.A94]/[.$J$2]" office:value-type="float" office:value="0.993054478930886" calcext:value-type="float">
            <text:p>0.993054478930886</text:p>
          </table:table-cell>
          <table:table-cell office:value-type="float" office:value="9.5942" calcext:value-type="float">
            <text:p>9.5942</text:p>
          </table:table-cell>
          <table:table-cell table:formula="of:=[.C94]/[.$J$2]" office:value-type="float" office:value="0.991617830971649" calcext:value-type="float">
            <text:p>0.991617830971649</text:p>
          </table:table-cell>
          <table:table-cell office:value-type="float" office:value="9.6244" calcext:value-type="float">
            <text:p>9.6244</text:p>
          </table:table-cell>
          <table:table-cell table:formula="of:=[.E94]/[.$J$2]" office:value-type="float" office:value="0.994739181214019" calcext:value-type="float">
            <text:p>0.994739181214019</text:p>
          </table:table-cell>
          <table:table-cell table:formula="of:=AVERAGE([.A94];[.C94];[.E94])" office:value-type="float" office:value="9.6089" calcext:value-type="float">
            <text:p>9.6089</text:p>
          </table:table-cell>
          <table:table-cell table:formula="of:=AVERAGE([.B94];[.D94];[.F94])" office:value-type="float" office:value="0.993137163705518" calcext:value-type="float">
            <text:p>0.993137163705518</text:p>
          </table:table-cell>
          <table:table-cell table:number-columns-repeated="2"/>
        </table:table-row>
        <table:table-row table:style-name="ro1">
          <table:table-cell office:value-type="float" office:value="9.6158" calcext:value-type="float">
            <text:p>9.6158</text:p>
          </table:table-cell>
          <table:table-cell table:formula="of:=[.A95]/[.$J$2]" office:value-type="float" office:value="0.993850319886722" calcext:value-type="float">
            <text:p>0.993850319886722</text:p>
          </table:table-cell>
          <table:table-cell office:value-type="float" office:value="9.6021" calcext:value-type="float">
            <text:p>9.6021</text:p>
          </table:table-cell>
          <table:table-cell table:formula="of:=[.C95]/[.$J$2]" office:value-type="float" office:value="0.992434343121144" calcext:value-type="float">
            <text:p>0.992434343121144</text:p>
          </table:table-cell>
          <table:table-cell office:value-type="float" office:value="9.6317" calcext:value-type="float">
            <text:p>9.6317</text:p>
          </table:table-cell>
          <table:table-cell table:formula="of:=[.E95]/[.$J$2]" office:value-type="float" office:value="0.995493679782539" calcext:value-type="float">
            <text:p>0.995493679782539</text:p>
          </table:table-cell>
          <table:table-cell table:formula="of:=AVERAGE([.A95];[.C95];[.E95])" office:value-type="float" office:value="9.61653333333334" calcext:value-type="float">
            <text:p>9.61653333333334</text:p>
          </table:table-cell>
          <table:table-cell table:formula="of:=AVERAGE([.B95];[.D95];[.F95])" office:value-type="float" office:value="0.993926114263468" calcext:value-type="float">
            <text:p>0.993926114263468</text:p>
          </table:table-cell>
          <table:table-cell table:number-columns-repeated="2"/>
        </table:table-row>
        <table:table-row table:style-name="ro1">
          <table:table-cell office:value-type="float" office:value="9.6235" calcext:value-type="float">
            <text:p>9.6235</text:p>
          </table:table-cell>
          <table:table-cell table:formula="of:=[.A96]/[.$J$2]" office:value-type="float" office:value="0.994646160842558" calcext:value-type="float">
            <text:p>0.994646160842558</text:p>
          </table:table-cell>
          <table:table-cell office:value-type="float" office:value="9.61" calcext:value-type="float">
            <text:p>9.61</text:p>
          </table:table-cell>
          <table:table-cell table:formula="of:=[.C96]/[.$J$2]" office:value-type="float" office:value="0.993250855270638" calcext:value-type="float">
            <text:p>0.993250855270638</text:p>
          </table:table-cell>
          <table:table-cell office:value-type="float" office:value="9.6391" calcext:value-type="float">
            <text:p>9.6391</text:p>
          </table:table-cell>
          <table:table-cell table:formula="of:=[.E96]/[.$J$2]" office:value-type="float" office:value="0.996258513947888" calcext:value-type="float">
            <text:p>0.996258513947888</text:p>
          </table:table-cell>
          <table:table-cell table:formula="of:=AVERAGE([.A96];[.C96];[.E96])" office:value-type="float" office:value="9.6242" calcext:value-type="float">
            <text:p>9.6242</text:p>
          </table:table-cell>
          <table:table-cell table:formula="of:=AVERAGE([.B96];[.D96];[.F96])" office:value-type="float" office:value="0.994718510020361" calcext:value-type="float">
            <text:p>0.994718510020361</text:p>
          </table:table-cell>
          <table:table-cell table:number-columns-repeated="2"/>
        </table:table-row>
        <table:table-row table:style-name="ro1">
          <table:table-cell office:value-type="float" office:value="9.6311" calcext:value-type="float">
            <text:p>9.6311</text:p>
          </table:table-cell>
          <table:table-cell table:formula="of:=[.A97]/[.$J$2]" office:value-type="float" office:value="0.995431666201565" calcext:value-type="float">
            <text:p>0.995431666201565</text:p>
          </table:table-cell>
          <table:table-cell office:value-type="float" office:value="9.618" calcext:value-type="float">
            <text:p>9.618</text:p>
          </table:table-cell>
          <table:table-cell table:formula="of:=[.C97]/[.$J$2]" office:value-type="float" office:value="0.994077703016961" calcext:value-type="float">
            <text:p>0.994077703016961</text:p>
          </table:table-cell>
          <table:table-cell office:value-type="float" office:value="9.6466" calcext:value-type="float">
            <text:p>9.6466</text:p>
          </table:table-cell>
          <table:table-cell table:formula="of:=[.E97]/[.$J$2]" office:value-type="float" office:value="0.997033683710066" calcext:value-type="float">
            <text:p>0.997033683710066</text:p>
          </table:table-cell>
          <table:table-cell table:formula="of:=AVERAGE([.A97];[.C97];[.E97])" office:value-type="float" office:value="9.6319" calcext:value-type="float">
            <text:p>9.6319</text:p>
          </table:table-cell>
          <table:table-cell table:formula="of:=AVERAGE([.B97];[.D97];[.F97])" office:value-type="float" office:value="0.995514350976197" calcext:value-type="float">
            <text:p>0.995514350976197</text:p>
          </table:table-cell>
          <table:table-cell table:number-columns-repeated="2"/>
        </table:table-row>
        <table:table-row table:style-name="ro1">
          <table:table-cell office:value-type="float" office:value="9.6388" calcext:value-type="float">
            <text:p>9.6388</text:p>
          </table:table-cell>
          <table:table-cell table:formula="of:=[.A98]/[.$J$2]" office:value-type="float" office:value="0.996227507157401" calcext:value-type="float">
            <text:p>0.996227507157401</text:p>
          </table:table-cell>
          <table:table-cell office:value-type="float" office:value="9.6259" calcext:value-type="float">
            <text:p>9.6259</text:p>
          </table:table-cell>
          <table:table-cell table:formula="of:=[.C98]/[.$J$2]" office:value-type="float" office:value="0.994894215166455" calcext:value-type="float">
            <text:p>0.994894215166455</text:p>
          </table:table-cell>
          <table:table-cell office:value-type="float" office:value="9.654" calcext:value-type="float">
            <text:p>9.654</text:p>
          </table:table-cell>
          <table:table-cell table:formula="of:=[.E98]/[.$J$2]" office:value-type="float" office:value="0.997798517875415" calcext:value-type="float">
            <text:p>0.997798517875415</text:p>
          </table:table-cell>
          <table:table-cell table:formula="of:=AVERAGE([.A98];[.C98];[.E98])" office:value-type="float" office:value="9.63956666666667" calcext:value-type="float">
            <text:p>9.63956666666667</text:p>
          </table:table-cell>
          <table:table-cell table:formula="of:=AVERAGE([.B98];[.D98];[.F98])" office:value-type="float" office:value="0.99630674673309" calcext:value-type="float">
            <text:p>0.99630674673309</text:p>
          </table:table-cell>
          <table:table-cell table:number-columns-repeated="2"/>
        </table:table-row>
        <table:table-row table:style-name="ro1">
          <table:table-cell office:value-type="float" office:value="9.6465" calcext:value-type="float">
            <text:p>9.6465</text:p>
          </table:table-cell>
          <table:table-cell table:formula="of:=[.A99]/[.$J$2]" office:value-type="float" office:value="0.997023348113237" calcext:value-type="float">
            <text:p>0.997023348113237</text:p>
          </table:table-cell>
          <table:table-cell office:value-type="float" office:value="9.6338" calcext:value-type="float">
            <text:p>9.6338</text:p>
          </table:table-cell>
          <table:table-cell table:formula="of:=[.C99]/[.$J$2]" office:value-type="float" office:value="0.995710727315949" calcext:value-type="float">
            <text:p>0.995710727315949</text:p>
          </table:table-cell>
          <table:table-cell office:value-type="float" office:value="9.6614" calcext:value-type="float">
            <text:p>9.6614</text:p>
          </table:table-cell>
          <table:table-cell table:formula="of:=[.E99]/[.$J$2]" office:value-type="float" office:value="0.998563352040764" calcext:value-type="float">
            <text:p>0.998563352040764</text:p>
          </table:table-cell>
          <table:table-cell table:formula="of:=AVERAGE([.A99];[.C99];[.E99])" office:value-type="float" office:value="9.64723333333333" calcext:value-type="float">
            <text:p>9.64723333333333</text:p>
          </table:table-cell>
          <table:table-cell table:formula="of:=AVERAGE([.B99];[.D99];[.F99])" office:value-type="float" office:value="0.997099142489983" calcext:value-type="float">
            <text:p>0.997099142489983</text:p>
          </table:table-cell>
          <table:table-cell table:number-columns-repeated="2"/>
        </table:table-row>
        <table:table-row table:style-name="ro1">
          <table:table-cell office:value-type="float" office:value="9.6542" calcext:value-type="float">
            <text:p>9.6542</text:p>
          </table:table-cell>
          <table:table-cell table:formula="of:=[.A100]/[.$J$2]" office:value-type="float" office:value="0.997819189069073" calcext:value-type="float">
            <text:p>0.997819189069073</text:p>
          </table:table-cell>
          <table:table-cell office:value-type="float" office:value="9.6419" calcext:value-type="float">
            <text:p>9.6419</text:p>
          </table:table-cell>
          <table:table-cell table:formula="of:=[.C100]/[.$J$2]" office:value-type="float" office:value="0.996547910659101" calcext:value-type="float">
            <text:p>0.996547910659101</text:p>
          </table:table-cell>
          <table:table-cell office:value-type="float" office:value="9.6688" calcext:value-type="float">
            <text:p>9.6688</text:p>
          </table:table-cell>
          <table:table-cell table:formula="of:=[.E100]/[.$J$2]" office:value-type="float" office:value="0.999328186206112" calcext:value-type="float">
            <text:p>0.999328186206112</text:p>
          </table:table-cell>
          <table:table-cell table:formula="of:=AVERAGE([.A100];[.C100];[.E100])" office:value-type="float" office:value="9.65496666666667" calcext:value-type="float">
            <text:p>9.65496666666667</text:p>
          </table:table-cell>
          <table:table-cell table:formula="of:=AVERAGE([.B100];[.D100];[.F100])" office:value-type="float" office:value="0.997898428644762" calcext:value-type="float">
            <text:p>0.997898428644762</text:p>
          </table:table-cell>
          <table:table-cell table:number-columns-repeated="2"/>
        </table:table-row>
        <table:table-row table:style-name="ro1">
          <table:table-cell office:value-type="float" office:value="9.6619" calcext:value-type="float">
            <text:p>9.6619</text:p>
          </table:table-cell>
          <table:table-cell table:formula="of:=[.A101]/[.$J$2]" office:value-type="float" office:value="0.998615030024909" calcext:value-type="float">
            <text:p>0.998615030024909</text:p>
          </table:table-cell>
          <table:table-cell office:value-type="float" office:value="9.6499" calcext:value-type="float">
            <text:p>9.6499</text:p>
          </table:table-cell>
          <table:table-cell table:formula="of:=[.C101]/[.$J$2]" office:value-type="float" office:value="0.997374758405424" calcext:value-type="float">
            <text:p>0.997374758405424</text:p>
          </table:table-cell>
          <table:table-cell office:value-type="float" office:value="9.6761" calcext:value-type="float">
            <text:p>9.6761</text:p>
          </table:table-cell>
          <table:table-cell table:formula="of:=[.E101]/[.$J$2]" office:value-type="float" office:value="1.00008268477463" calcext:value-type="float">
            <text:p>1.00008268477463</text:p>
          </table:table-cell>
          <table:table-cell table:formula="of:=AVERAGE([.A101];[.C101];[.E101])" office:value-type="float" office:value="9.66263333333333" calcext:value-type="float">
            <text:p>9.66263333333333</text:p>
          </table:table-cell>
          <table:table-cell table:formula="of:=AVERAGE([.B101];[.D101];[.F101])" office:value-type="float" office:value="0.998690824401655" calcext:value-type="float">
            <text:p>0.998690824401655</text:p>
          </table:table-cell>
          <table:table-cell table:number-columns-repeated="2"/>
        </table:table-row>
        <table:table-row table:style-name="ro1">
          <table:table-cell office:value-type="float" office:value="9.669" calcext:value-type="float">
            <text:p>9.669</text:p>
          </table:table-cell>
          <table:table-cell table:formula="of:=[.A102]/[.$J$2]" office:value-type="float" office:value="0.999348857399771" calcext:value-type="float">
            <text:p>0.999348857399771</text:p>
          </table:table-cell>
          <table:table-cell office:value-type="float" office:value="9.6572" calcext:value-type="float">
            <text:p>9.6572</text:p>
          </table:table-cell>
          <table:table-cell table:formula="of:=[.C102]/[.$J$2]" office:value-type="float" office:value="0.998129256973944" calcext:value-type="float">
            <text:p>0.998129256973944</text:p>
          </table:table-cell>
          <table:table-cell office:value-type="float" office:value="9.6827" calcext:value-type="float">
            <text:p>9.6827</text:p>
          </table:table-cell>
          <table:table-cell table:formula="of:=[.E102]/[.$J$2]" office:value-type="float" office:value="1.00076483416535" calcext:value-type="float">
            <text:p>1.00076483416535</text:p>
          </table:table-cell>
          <table:table-cell table:formula="of:=AVERAGE([.A102];[.C102];[.E102])" office:value-type="float" office:value="9.66963333333333" calcext:value-type="float">
            <text:p>9.66963333333333</text:p>
          </table:table-cell>
          <table:table-cell table:formula="of:=AVERAGE([.B102];[.D102];[.F102])" office:value-type="float" office:value="0.999414316179688" calcext:value-type="float">
            <text:p>0.999414316179688</text:p>
          </table:table-cell>
          <table:table-cell table:number-columns-repeated="2"/>
        </table:table-row>
        <table:table-row table:style-name="ro1">
          <table:table-cell office:value-type="float" office:value="9.676" calcext:value-type="float">
            <text:p>9.676</text:p>
          </table:table-cell>
          <table:table-cell table:formula="of:=[.A103]/[.$J$2]" office:value-type="float" office:value="1.0000723491778" calcext:value-type="float">
            <text:p>1.0000723491778</text:p>
          </table:table-cell>
          <table:table-cell office:value-type="float" office:value="9.6645" calcext:value-type="float">
            <text:p>9.6645</text:p>
          </table:table-cell>
          <table:table-cell table:formula="of:=[.C103]/[.$J$2]" office:value-type="float" office:value="0.998883755542464" calcext:value-type="float">
            <text:p>0.998883755542464</text:p>
          </table:table-cell>
          <table:table-cell office:value-type="float" office:value="9.6895" calcext:value-type="float">
            <text:p>9.6895</text:p>
          </table:table-cell>
          <table:table-cell table:formula="of:=[.E103]/[.$J$2]" office:value-type="float" office:value="1.00146765474972" calcext:value-type="float">
            <text:p>1.00146765474972</text:p>
          </table:table-cell>
          <table:table-cell table:formula="of:=AVERAGE([.A103];[.C103];[.E103])" office:value-type="float" office:value="9.67666666666667" calcext:value-type="float">
            <text:p>9.67666666666667</text:p>
          </table:table-cell>
          <table:table-cell table:formula="of:=AVERAGE([.B103];[.D103];[.F103])" office:value-type="float" office:value="1.00014125315666" calcext:value-type="float">
            <text:p>1.000141253156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3:56:55.667909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3:57:17.736565565</dc:date>
    <meta:editing-duration>PT24M</meta:editing-duration>
    <meta:editing-cycles>7</meta:editing-cycles>
    <meta:generator>LibreOffice/6.2.0.3$MacOSX_X86_64 LibreOffice_project/98c6a8a1c6c7b144ce3cc729e34964b47ce25d62</meta:generator>
    <meta:document-statistic meta:table-count="1" meta:cell-count="822" meta:object-count="0"/>
  </office:meta>
</office:document-meta>
</file>